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5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6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7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22" style:family="paragraph">
      <style:paragraph-properties style:text-autospace="none"/>
      <style:text-properties style:font-name="Monospace1" fo:font-size="20pt" style:text-underline-style="none" style:font-name-asian="Monospace1" style:font-size-asian="20pt" style:font-name-complex="Monospace1" style:font-size-complex="20pt"/>
    </style:style>
    <style:style style:name="P23" style:family="paragraph">
      <style:paragraph-properties style:text-autospace="none"/>
      <style:text-properties fo:color="#000000" style:font-name="Monospace1" fo:font-size="20pt" style:text-underline-style="none" style:font-name-asian="Monospace1" style:font-size-asian="20pt" style:font-name-complex="Monospace1" style:font-size-complex="20pt"/>
    </style:style>
    <style:style style:name="P24" style:family="paragraph"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style:paragraph-properties style:text-autospace="none"/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8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9" style:family="paragraph">
      <style:paragraph-properties fo:text-align="start" style:text-autospace="none"/>
      <style:text-properties fo:color="#3f5fb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30" style:family="paragraph">
      <style:paragraph-properties fo:text-align="start" style:text-autospace="none"/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P31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32" style:family="paragraph">
      <style:paragraph-properties fo:text-align="start" style:text-autospace="none"/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P33" style:family="paragraph">
      <style:paragraph-properties fo:text-align="start" style:text-autospace="none"/>
      <style:text-properties fo:color="#3f5fb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34" style:family="paragraph">
      <style:paragraph-properties fo:text-align="start" style:text-autospace="none"/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P35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29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8pt"/>
    </style:style>
    <style:style style:name="T37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Courier New1"/>
    </style:style>
    <style:style style:name="T5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font-size="26pt" style:font-size-asian="26pt" style:font-size-complex="26pt"/>
    </style:style>
    <style:style style:name="T65" style:family="text">
      <style:text-properties fo:color="#646464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66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67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68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69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3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7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81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3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7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9" style:family="text">
      <style:text-properties fo:color="#64646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7f0055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4pt" style:font-weight-asian="bold" style:font-name-complex="Monospace1" style:font-size-complex="14pt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646464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6a3e3e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97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9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100" style:family="text">
      <style:text-properties fo:color="#646464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7f0055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104" style:family="text">
      <style:text-properties fo:font-size="40pt" style:font-size-asian="40pt" style:font-size-complex="40pt"/>
    </style:style>
    <style:style style:name="T10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8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11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13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15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color="#646464" style:font-name="Monospace1" fo:font-size="20pt" style:text-underline-style="none" style:font-name-asian="Monospace1" style:font-size-asian="20pt" style:font-name-complex="Monospace1" style:font-size-complex="20pt"/>
    </style:style>
    <style:style style:name="T118" style:family="text">
      <style:text-properties fo:color="#646464" style:font-name="Monospace1" fo:font-size="20pt" style:text-underline-style="none" fo:font-weight="bold" style:font-name-asian="Monospace1" style:font-size-asian="20pt" style:font-weight-asian="bold" style:font-name-complex="Monospace1" style:font-size-complex="20pt" style:font-weight-complex="bold"/>
    </style:style>
    <style:style style:name="T119" style:family="text">
      <style:text-properties fo:color="#7f0055" style:font-name="Monospace1" fo:font-size="20pt" style:text-underline-style="none" fo:font-weight="bold" style:font-name-asian="Monospace1" style:font-size-asian="20pt" style:font-weight-asian="bold" style:font-name-complex="Monospace1" style:font-size-complex="20pt" style:font-weight-complex="bold"/>
    </style:style>
    <style:style style:name="T120" style:family="text">
      <style:text-properties fo:color="#000000" style:font-name="Monospace1" fo:font-size="20pt" style:text-underline-style="none" style:font-name-asian="Monospace1" style:font-size-asian="20pt" style:font-name-complex="Monospace1" style:font-size-complex="20pt"/>
    </style:style>
    <style:style style:name="T121" style:family="text">
      <style:text-properties style:font-name="Monospace1" fo:font-size="20pt" style:text-underline-style="none" style:font-name-asian="Monospace1" style:font-size-asian="20pt" style:font-name-complex="Monospace1" style:font-size-complex="20pt"/>
    </style:style>
    <style:style style:name="T122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25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6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7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8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0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1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2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3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4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5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6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7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8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9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40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41" style:family="text">
      <style:text-properties fo:color="#646464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142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143" style:family="text">
      <style:text-properties fo:color="#6a3e3e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1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145" style:family="text">
      <style:text-properties fo:color="#2a00ff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146" style:family="text">
      <style:text-properties fo:color="#646464"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7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48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9" style:family="text">
      <style:text-properties fo:color="#646464" style:text-outline="false" style:text-line-through-style="none" style:text-line-through-type="none" style:font-name="Monospace1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style:font-name="Monospace1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1" style:family="text">
      <style:text-properties fo:color="#7f0055" style:text-outline="false" style:text-line-through-style="none" style:text-line-through-type="none" style:font-name="Monospace1" fo:font-size="15pt" fo:text-shadow="none" style:text-underline-style="none" fo:font-weight="bold" style:letter-kerning="true" style:font-name-asian="Monospace1" style:font-size-asian="15pt" style:font-weight-asian="bold" style:font-name-complex="Monospace1" style:font-size-complex="15pt" style:font-weight-complex="bold" style:text-emphasize="none" style:font-relief="none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3" style:family="text">
      <style:text-properties fo:color="#646464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4" style:family="text">
      <style:text-properties fo:color="#7f0055" style:font-name="Monospace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55" style:family="text">
      <style:text-properties fo:color="#00000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6" style:family="text">
      <style:text-properties fo:color="#0000c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7" style:family="text">
      <style:text-properties fo:color="#6a3e3e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8" style:family="text">
      <style:text-properties fo:color="#2a00f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9" style:family="text">
      <style:text-properties fo:color="#646464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T160" style:family="text"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T161" style:family="text">
      <style:text-properties fo:color="#6a3e3e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T162" style:family="text">
      <style:text-properties fo:color="#0000c0" style:font-name="Monospace1" fo:font-size="20pt" fo:font-style="italic" style:text-underline-style="none" fo:font-weight="bold" style:font-name-asian="Monospace1" style:font-size-asian="20pt" style:font-style-asian="italic" style:font-weight-asian="bold" style:font-name-complex="Monospace1" style:font-size-complex="20pt" style:font-style-complex="italic" style:font-weight-complex="bold"/>
    </style:style>
    <style:style style:name="T163" style:family="text">
      <style:text-properties fo:color="#3c3c3c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T164" style:family="text">
      <style:text-properties fo:color="#6a3e3e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5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6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6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8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9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0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71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2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3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4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5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6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7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8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79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80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1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2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3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4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5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6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7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8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9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0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91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2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93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95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6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7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8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9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0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01" style:family="text">
      <style:text-properties fo:color="#00808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2" style:family="text">
      <style:text-properties fo:color="#3f7f7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3" style:family="text">
      <style:text-properties fo:color="#3c3c3c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4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5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6" style:family="text"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T207" style:family="text"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T208" style:family="text">
      <style:text-properties fo:color="#000000" style:font-name="Monospace1" fo:font-size="10pt" style:text-underline-style="none" fo:font-weight="bold" style:font-name-asian="Monospace1" style:font-size-asian="10pt" style:font-weight-asian="bold" style:font-name-complex="Monospace1" style:font-size-complex="10pt" style:font-weight-complex="bold"/>
    </style:style>
    <style:style style:name="T209" style:family="text">
      <style:text-properties fo:color="#00808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0" style:family="text">
      <style:text-properties fo:color="#3f7f7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1" style:family="text">
      <style:text-properties fo:color="#3c3c3c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2" style:family="text"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213" style:family="text">
      <style:text-properties fo:color="#000000" style:font-name="Monospace1" fo:font-size="12pt" style:text-underline-style="none" fo:font-weight="bold" style:font-name-asian="Monospace1" style:font-size-asian="12pt" style:font-weight-asian="bold" style:font-name-complex="Monospace1" style:font-size-complex="12pt" style:font-weight-complex="bold"/>
    </style:style>
    <style:style style:name="T214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5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216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7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8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219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0" style:family="text">
      <style:text-properties fo:font-weight="normal" style:font-weight-asian="normal" style:font-weight-complex="normal"/>
    </style:style>
    <style:style style:name="T221" style:family="text">
      <style:text-properties fo:color="#3c3c3c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3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22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26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Workshop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Java, annotations et XML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  <text:list-item>
                <text:p>Spring Bo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4.714cm" presentation:class="outline" presentation:user-transformed="true">
          <draw:text-box>
            <text:list text:style-name="L3"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as d'impact sur le code</text:p>
              </text:list-item>
              <text:list-item>
                <text:p>Type-saf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28">@Configuration</text:span></text:p>
          <text:p text:style-name="P6"><text:span text:style-name="T29">public</text:span><text:span text:style-name="T30"> </text:span><text:span text:style-name="T29">class</text:span><text:span text:style-name="T30"> ApplicationConfiguration {</text:span></text:p>
          <text:p text:style-name="P6"><text:span text:style-name="T30"/></text:p>
          <text:p text:style-name="P6"><text:span text:style-name="T31"><text:s text:c="2"/></text:span><text:span text:style-name="T28">@Bean</text:span><text:span text:style-name="T30"> </text:span><text:span text:style-name="T29">public</text:span><text:span text:style-name="T30"> DataSource dataSource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EmbeddedDatabaseBuilder()</text:span></text:p>
          <text:p text:style-name="P6"><text:span text:style-name="T30"><text:s text:c="6"/></text:span><text:span text:style-name="T30">.setType(EmbeddedDatabaseType.</text:span><text:span text:style-name="T32">H2</text:span><text:span text:style-name="T30">)</text:span></text:p>
          <text:p text:style-name="P6"><text:span text:style-name="T30"><text:s text:c="6"/></text:span><text:span text:style-name="T30">.addScript(</text:span><text:span text:style-name="T33">"classpath:/create-tables.sql"</text:span><text:span text:style-name="T30">)</text:span></text:p>
          <text:p text:style-name="P6"><text:span text:style-name="T30"><text:s text:c="6"/></text:span><text:span text:style-name="T30">.addScript(</text:span><text:span text:style-name="T33">"classpath:/insert-data.sql"</text:span><text:span text:style-name="T30">)</text:span></text:p>
          <text:p text:style-name="P6"><text:span text:style-name="T30"><text:s text:c="6"/></text:span><text:span text:style-name="T30">.build();</text:span></text:p>
          <text:p text:style-name="P6"><text:span text:style-name="T30"><text:s text:c="2"/></text:span><text:span text:style-name="T30">}</text:span></text:p>
          <text:p text:style-name="P6"><text:span text:style-name="T34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Repository userRepository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JdbcUserRepository(</text:span><text:span text:style-name="T35">dataSource()</text:span><text:span text:style-name="T30">);</text:span></text:p>
          <text:p text:style-name="P6"><text:span text:style-name="T30"><text:s text:c="2"/></text:span><text:span text:style-name="T30">}</text:span></text:p>
          <text:p text:style-name="P6"><text:span text:style-name="T30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Service userService() {</text:span></text:p>
          <text:p text:style-name="P6"><text:span text:style-name="T30"><text:s text:c="4"/></text:span><text:span text:style-name="T30">UserServiceImpl userService = </text:span><text:span text:style-name="T29">new</text:span><text:span text:style-name="T30"> UserServiceImpl();</text:span></text:p>
          <text:p text:style-name="P6"><text:span text:style-name="T30"><text:s text:c="4"/></text:span><text:span text:style-name="T30">userService.setDigest(</text:span><text:span text:style-name="T33">"sha-256"</text:span><text:span text:style-name="T30">);</text:span></text:p>
          <text:p text:style-name="P6"><text:span text:style-name="T30"><text:s text:c="4"/></text:span><text:span text:style-name="T30">userService.setUserRepository(userRepository());</text:span></text:p>
          <text:p text:style-name="P6"><text:span text:style-name="T30"><text:s text:c="4"/></text:span><text:span text:style-name="T35">userService.init();</text:span></text:p>
          <text:p text:style-name="P6"><text:span text:style-name="T29"><text:s text:c="4"/></text:span><text:span text:style-name="T29">return</text:span><text:span text:style-name="T30"> userService;</text:span></text:p>
          <text:p text:style-name="P6"><text:span text:style-name="T30"><text:s text:c="2"/></text:span><text:span text:style-name="T30">}</text:span></text:p>
          <text:p text:style-name="P6"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6" draw:id="id6" draw:layer="layout" svg:width="5.591cm" svg:height="2.794cm" svg:x="21.587cm" svg:y="4.064cm">
          <text:p text:style-name="P1"><text:span text:style-name="T36">Déclaration classe de configuration</text:span>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7" draw:id="id7" draw:layer="layout" svg:width="5.591cm" svg:height="2.286cm" svg:x="21.59cm" svg:y="7.112cm">
          <text:p text:style-name="P1"><text:span text:style-name="T36">Méthode déclarant un bean</text:span>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8" draw:id="id8" draw:layer="layout" svg:width="5.591cm" svg:height="2.286cm" svg:x="21.333cm" svg:y="10.16cm">
          <text:p text:style-name="P1"><text:span text:style-name="T36">Injection de dépendances</text:span>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9" draw:id="id9" draw:layer="layout" svg:width="5.591cm" svg:height="2.286cm" svg:x="21.336cm" svg:y="16.256cm">
          <text:p text:style-name="P1"><text:span text:style-name="T36">Callback d'initialisation à appeler</text:span>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classe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custom-shape draw:style-name="gr4" draw:text-style-name="P10" draw:layer="layout" svg:width="25.278cm" svg:height="3.248cm" svg:x="1.392cm" svg:y="6.99cm">
          <text:p><text:span text:style-name="T37">@Configuration</text:span></text:p>
          <text:p><text:span text:style-name="T38">@Import</text:span><text:span text:style-name="T39">({InfraConfiguration.</text:span><text:span text:style-name="T40">class</text:span><text:span text:style-name="T39">,ComponentConfiguration.</text:span><text:span text:style-name="T40">class</text:span><text:span text:style-name="T39">})</text:span></text:p>
          <text:p><text:span text:style-name="T41">public</text:span><text:span text:style-name="T42"> </text:span><text:span text:style-name="T41">class</text:span><text:span text:style-name="T42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custom-shape draw:style-name="gr4" draw:text-style-name="P8" draw:layer="layout" svg:width="26.035cm" svg:height="5.655cm" svg:x="0.9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AnnotationConfigApplicationContext(</text:span></text:p>
          <text:p text:style-name="P6"><text:span text:style-name="T12"><text:s text:c="4"/></text:span><text:span text:style-name="T9">ApplicationConfiguration.</text:span><text:span text:style-name="T11">class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4" draw:text-style-name="P12" draw:layer="layout" svg:width="25.278cm" svg:height="6.235cm" svg:x="1.592cm" svg:y="9.005cm">
          <text:p><text:span text:style-name="T31">@Configuration</text:span></text:p>
          <text:p><text:span text:style-name="T43">public</text:span><text:span text:style-name="T44"> </text:span><text:span text:style-name="T43">class</text:span><text:span text:style-name="T44"> SpringMvcConfiguration </text:span><text:span text:style-name="T43">extends</text:span><text:span text:style-name="T44"> </text:span><text:span text:style-name="T45">WebMvcConfigurationSupport</text:span><text:span text:style-name="T44"> {</text:span></text:p>
          <text:p><text:span text:style-name="T31"><text:tab/></text:span></text:p>
          <text:p><text:span text:style-name="T45"><text:tab/></text:span><text:span text:style-name="T46">@Override</text:span></text:p>
          <text:p><text:span text:style-name="T44"><text:tab/></text:span><text:span text:style-name="T43">protected</text:span><text:span text:style-name="T44"> </text:span><text:span text:style-name="T43">void</text:span><text:span text:style-name="T44"> addInterceptors(InterceptorRegistry </text:span><text:span text:style-name="T47">registry</text:span><text:span text:style-name="T44">) {</text:span></text:p>
          <text:p><text:span text:style-name="T44"><text:tab/></text:span><text:span text:style-name="T44"><text:tab/></text:span><text:span text:style-name="T47">registry</text:span><text:span text:style-name="T44">.addInterceptor(</text:span><text:span text:style-name="T43">new</text:span><text:span text:style-name="T44"> MyInterceptor());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10" draw:id="id10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11" draw:id="id11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Repository"</text:span><text:span text:style-name="T9"> </text:span><text:span text:style-name="T50">class</text:span><text:span text:style-name="T51">=</text:span><text:span text:style-name="T52">"c.z.repository.jdbc.JdbcUserRepository"</text:span><text:span text:style-name="T48">&gt;</text:span></text:p>
          <text:p text:style-name="P6"><text:span text:style-name="T48"><text:s text:c="2"/></text:span><text:span text:style-name="T48">&lt;</text:span><text:span text:style-name="T49">constructor-arg</text:span><text:span text:style-name="T9"> </text:span><text:span text:style-name="T50">ref</text:span><text:span text:style-name="T51">=</text:span><text:span text:style-name="T52">"dataSource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text:p text:style-name="P6"><text:span text:style-name="T48"/></text:p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Service"</text:span><text:span text:style-name="T9"> </text:span><text:span text:style-name="T50">class</text:span><text:span text:style-name="T51">=</text:span><text:span text:style-name="T52">"c.z.business.impl.UserServiceImpl"</text:span><text:span text:style-name="T9"> </text:span></text:p>
          <text:p text:style-name="P6"><text:span text:style-name="T9"><text:s text:c="6"/></text:span><text:span text:style-name="T50">init-method</text:span><text:span text:style-name="T51">=</text:span><text:span text:style-name="T52">"init"</text:span><text:span text:style-name="T48">&gt;</text:span></text:p>
          <text:p text:style-name="P6"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digest"</text:span><text:span text:style-name="T9"> </text:span><text:span text:style-name="T50">value</text:span><text:span text:style-name="T51">=</text:span><text:span text:style-name="T52">"sha-256"</text:span><text:span text:style-name="T9"> </text:span><text:span text:style-name="T48">/&gt;</text:span></text:p>
          <text:p text:style-name="P6"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userRepository"</text:span><text:span text:style-name="T9"> </text:span><text:span text:style-name="T50">ref</text:span><text:span text:style-name="T51">=</text:span><text:span text:style-name="T52">"userRepository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2" draw:id="id12" draw:layer="layout" svg:width="25.019cm" svg:height="2.229cm" svg:x="1.397cm" svg:y="5.899cm"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Repository"</text:span><text:span text:style-name="T9"> </text:span><text:span text:style-name="T50">class</text:span><text:span text:style-name="T51">=</text:span><text:span text:style-name="T52">"c.z.repository.jdbc.JdbcUserRepository"</text:span><text:span text:style-name="T48">&gt;</text:span></text:p>
          <text:p text:style-name="P6"><text:span text:style-name="T48"><text:s text:c="2"/></text:span><text:span text:style-name="T48">&lt;</text:span><text:span text:style-name="T49">constructor-arg</text:span><text:span text:style-name="T9"> </text:span><text:span text:style-name="T50">ref</text:span><text:span text:style-name="T51">=</text:span><text:span text:style-name="T52">"dataSource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13" text:id="id13">Id pour pouvoir y faire référence</text:p>
              </text:list-item>
              <text:list-item>
                <text:p xml:id="id14" text:id="id14">Attribut pour la classe d'implémentation</text:p>
              </text:list-item>
              <text:list-item>
                <text:p xml:id="id15" text:id="id15">Injection par constructeur</text:p>
              </text:list-item>
              <text:list-item>
                <text:p xml:id="id16" text:id="id16">Référence à un autre bean</text:p>
                <text:list>
                  <text:list-item>
                    <text:p xml:id="id17" text:id="id17">Attribut <text:span text:style-name="T53">ref</text:span></text:p>
                  </text:list-item>
                  <text:list-item>
                    <text:p xml:id="id18" text:id="id18">Définition du <text:span text:style-name="T5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9" draw:id="id19" draw:layer="layout" svg:width="25.019cm" svg:height="3.499cm" svg:x="1.397cm" svg:y="5.899cm">
          <text:p><text:span text:style-name="T48">&lt;</text:span><text:span text:style-name="T49">bean</text:span><text:span text:style-name="T9"> </text:span><text:span text:style-name="T50">id</text:span><text:span text:style-name="T51">=</text:span><text:span text:style-name="T52">"userService"</text:span><text:span text:style-name="T9"> </text:span><text:span text:style-name="T50">class</text:span><text:span text:style-name="T51">=</text:span><text:span text:style-name="T52">"c.z.business.impl.UserServiceImpl"</text:span><text:span text:style-name="T9"> </text:span></text:p>
          <text:p><text:span text:style-name="T9"><text:s text:c="6"/></text:span><text:span text:style-name="T50">init-method</text:span><text:span text:style-name="T51">=</text:span><text:span text:style-name="T52">"init"</text:span><text:span text:style-name="T48">&gt;</text:span></text:p>
          <text:p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digest"</text:span><text:span text:style-name="T9"> </text:span><text:span text:style-name="T50">value</text:span><text:span text:style-name="T51">=</text:span><text:span text:style-name="T52">"sha-256"</text:span><text:span text:style-name="T9"> </text:span><text:span text:style-name="T48">/&gt;</text:span></text:p>
          <text:p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userRepository"</text:span><text:span text:style-name="T9"> </text:span><text:span text:style-name="T50">ref</text:span><text:span text:style-name="T51">=</text:span><text:span text:style-name="T52">"userRepository"</text:span><text:span text:style-name="T9"> </text:span><text:span text:style-name="T48">/&gt;</text:span></text:p>
          <text:p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20" text:id="id20">Spring appelle la méthode d'initialisation</text:p>
                <text:list>
                  <text:list-item>
                    <text:p xml:id="id21" text:id="id21">Attribut <text:span text:style-name="T53">init-method</text:span></text:p>
                  </text:list-item>
                </text:list>
              </text:list-item>
              <text:list-item>
                <text:p xml:id="id22" text:id="id22">Injection par setter</text:p>
                <text:list>
                  <text:list-item>
                    <text:p xml:id="id23" text:id="id23">Valeur scalaire, attribut <text:span text:style-name="T53">value</text:span></text:p>
                  </text:list-item>
                  <text:list-item>
                    <text:p xml:id="id24" text:id="id24">Bean Spring, attribut <text:span text:style-name="T5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48">&lt;?</text:span><text:span text:style-name="T49">xml</text:span><text:span text:style-name="T54"> </text:span><text:span text:style-name="T50">version</text:span><text:span text:style-name="T51">=</text:span><text:span text:style-name="T52">"1.0"</text:span><text:span text:style-name="T54"> </text:span><text:span text:style-name="T50">encoding</text:span><text:span text:style-name="T51">=</text:span><text:span text:style-name="T52">"UTF-8"</text:span><text:span text:style-name="T48">?&gt;</text:span></text:p>
          <text:p text:style-name="P6"><text:span text:style-name="T48">&lt;</text:span><text:span text:style-name="T49">beans</text:span><text:span text:style-name="T54"> </text:span><text:span text:style-name="T50">xmlns</text:span><text:span text:style-name="T51">=</text:span><text:span text:style-name="T52">"http://www.springframework.org/schema/beans"</text:span></text:p>
          <text:p text:style-name="P6"><text:span text:style-name="T50"><text:s text:c="6"/></text:span><text:span text:style-name="T50">xmlns:xsi</text:span><text:span text:style-name="T51">=</text:span><text:span text:style-name="T52">"http://www.w3.org/2001/XMLSchema-instance"</text:span></text:p>
          <text:p text:style-name="P6"><text:span text:style-name="T50"><text:s text:c="7"/></text:span><text:span text:style-name="T50">xsi:schemaLocation</text:span><text:span text:style-name="T51">=</text:span><text:span text:style-name="T52">"http://www.springframework.org/schema/beans </text:span></text:p>
          <text:p text:style-name="P6"><text:span text:style-name="T52"><text:s text:c="9"/></text:span><text:span text:style-name="T52">http://www.springframework.org/schema/beans/spring-beans.xsd"</text:span><text:span text:style-name="T48">&gt;</text:span></text:p>
          <text:p text:style-name="P6"><text:span text:style-name="T51"><text:s/></text:span><text:span text:style-name="T51">(...)</text:span></text:p>
          <text:p text:style-name="P6"><text:span text:style-name="T48">&lt;/</text:span><text:span text:style-name="T49">beans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55">&lt;</text:span><text:span text:style-name="T56">jdbc:embedded-database</text:span><text:span text:style-name="T57"> </text:span><text:span text:style-name="T58">id</text:span><text:span text:style-name="T59">=</text:span><text:span text:style-name="T60">"dataSource"</text:span><text:span text:style-name="T57"> </text:span><text:span text:style-name="T58">type</text:span><text:span text:style-name="T59">=</text:span><text:span text:style-name="T60">"H2"</text:span><text:span text:style-name="T55">&gt;</text:span></text:p>
          <text:p text:style-name="P6"><text:span text:style-name="T55"><text:s text:c="2"/></text:span><text:span text:style-name="T55">&lt;</text:span><text:span text:style-name="T56">jdbc:script</text:span><text:span text:style-name="T57"> </text:span><text:span text:style-name="T58">location</text:span><text:span text:style-name="T59">=</text:span><text:span text:style-name="T60">"classpath:/create-tables.sql"</text:span><text:span text:style-name="T57"> </text:span><text:span text:style-name="T55">/&gt;</text:span></text:p>
          <text:p text:style-name="P6"><text:span text:style-name="T55"><text:s text:c="2"/></text:span><text:span text:style-name="T55">&lt;</text:span><text:span text:style-name="T56">jdbc:script</text:span><text:span text:style-name="T57"> </text:span><text:span text:style-name="T58">location</text:span><text:span text:style-name="T59">=</text:span><text:span text:style-name="T60">"classpath:/insert-data.sql"</text:span><text:span text:style-name="T57"> </text:span><text:span text:style-name="T55">/&gt;</text:span></text:p>
          <text:p text:style-name="P6"><text:span text:style-name="T55">&lt;/</text:span><text:span text:style-name="T56">jdbc:embedded-database</text:span><text:span text:style-name="T5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5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48">&lt;?</text:span><text:span text:style-name="T49">xml</text:span><text:span text:style-name="T54"> </text:span><text:span text:style-name="T50">version</text:span><text:span text:style-name="T51">=</text:span><text:span text:style-name="T52">"1.0"</text:span><text:span text:style-name="T54"> </text:span><text:span text:style-name="T50">encoding</text:span><text:span text:style-name="T51">=</text:span><text:span text:style-name="T52">"UTF-8"</text:span><text:span text:style-name="T48">?&gt;</text:span></text:p>
          <text:p text:style-name="P6"><text:span text:style-name="T48">&lt;</text:span><text:span text:style-name="T49">beans</text:span><text:span text:style-name="T54"> </text:span><text:span text:style-name="T50">xmlns</text:span><text:span text:style-name="T51">=</text:span><text:span text:style-name="T52">"http://www.springframework.org/schema/beans"</text:span></text:p>
          <text:p text:style-name="P6"><text:span text:style-name="T50"><text:s text:c="8"/></text:span><text:span text:style-name="T50">xmlns:xsi</text:span><text:span text:style-name="T51">=</text:span><text:span text:style-name="T52">"http://www.w3.org/2001/XMLSchema-instance"</text:span></text:p>
          <text:p text:style-name="P6"><text:span text:style-name="T50"><text:s text:c="8"/></text:span><text:span text:style-name="T61">xmlns:jdbc</text:span><text:span text:style-name="T62">=</text:span><text:span text:style-name="T63">"http://www.springframework.org/schema/jdbc"</text:span></text:p>
          <text:p text:style-name="P6"><text:span text:style-name="T50"><text:s text:c="8"/></text:span><text:span text:style-name="T50">xsi:schemaLocation</text:span><text:span text:style-name="T51">=</text:span><text:span text:style-name="T52">"</text:span><text:span text:style-name="T52"><text:a xlink:href="http://www.springframework.org/schema/beans" xlink:type="simple">http://www.springframework.org/schema/beans</text:a></text:span></text:p>
          <text:p text:style-name="P6"><text:span text:style-name="T52"><text:s text:c="10"/></text:span><text:span text:style-name="T52">http://www.springframework.org/schema/beans/spring-beans.xsd</text:span></text:p>
          <text:p text:style-name="P6"><text:span text:style-name="T52"><text:s text:c="10"/></text:span><text:span text:style-name="T63">http://www.springframework.org/schema/jdbc </text:span></text:p>
          <text:p text:style-name="P6"><text:span text:style-name="T63"><text:s text:c="10"/></text:span><text:span text:style-name="T63">http://www.springframework.org/schema/jdbc/spring-jdbc-3.1.xsd"</text:span><text:span text:style-name="T48">&gt;</text:span></text:p>
          <text:p text:style-name="P6"><text:span text:style-name="T54"/></text:p>
          <text:p text:style-name="P6"><text:span text:style-name="T54"><text:s text:c="2"/></text:span><text:span text:style-name="T54">(...)</text:span></text:p>
          <text:p text:style-name="P6"><text:span text:style-name="T54"/></text:p>
          <text:p text:style-name="P6"><text:span text:style-name="T48">&lt;/</text:span><text:span text:style-name="T49">beans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55">&lt;</text:span><text:span text:style-name="T56">import</text:span><text:span text:style-name="T57"> </text:span><text:span text:style-name="T58">resource</text:span><text:span text:style-name="T59">=</text:span><text:span text:style-name="T60">"classpath:/application-components.xml"</text:span><text:span text:style-name="T57"> </text:span><text:span text:style-name="T55">/&gt;</text:span></text:p>
          <text:p text:style-name="P6"><text:span text:style-name="T55">&lt;</text:span><text:span text:style-name="T56">import</text:span><text:span text:style-name="T57"> </text:span><text:span text:style-name="T58">resource</text:span><text:span text:style-name="T59">=</text:span><text:span text:style-name="T60">"classpath:/test-datasource.xml"</text:span><text:span text:style-name="T57"> </text:span><text:span text:style-name="T5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text-style-name="P13" draw:layer="layout" svg:width="25.269cm" svg:height="13.99cm" svg:x="1.401cm" svg:y="5.314cm" presentation:class="outline" presentation:user-transformed="true">
          <draw:text-box>
            <text:list text:style-name="L3">
              <text:list-item>
                <text:p><text:span text:style-name="T64">Alternative/complément aux configurations Java et XML</text:span></text:p>
              </text:list-item>
              <text:list-item>
                <text:p><text:span text:style-name="T64">Le mode le plus couramment utilisé</text:span></text:p>
              </text:list-item>
              <text:list-item>
                <text:p><text:span text:style-name="T64">Instructions de configuration directement dans les classes applicatives</text:span></text:p>
                <text:list>
                  <text:list-item>
                    <text:p><text:span text:style-name="T64">Intrusif</text:span></text:p>
                  </text:list-item>
                </text:list>
              </text:list-item>
              <text:list-item>
                <text:p><text:span text:style-name="T64">Type-safe</text:span></text:p>
              </text:list-item>
              <text:list-item>
                <text:p><text:span text:style-name="T64">Efficace et rapide</text:span></text:p>
                <text:list>
                  <text:list-item>
                    <text:p><text:span text:style-name="T64">Modifier le code et la configuration au même endroit</text:span></text:p>
                  </text:list-item>
                </text:list>
              </text:list-item>
              <text:list-item>
                <text:p><text:span text:style-name="T64">Mais plus rigide</text:span></text:p>
                <text:list>
                  <text:list-item>
                    <text:p><text:span text:style-name="T64">Configuration en dur dans le code</text:span></text:p>
                  </text:list-item>
                  <text:list-item>
                    <text:p><text:span text:style-name="T64">On ne peut annoter que son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4" xml:id="id25" draw:id="id25" draw:layer="layout" svg:width="25.273cm" svg:height="3.462cm" svg:x="1.396cm" svg:y="6.698cm">
          <text:p text:style-name="P6"><text:span text:style-name="T65">@Repository</text:span></text:p>
          <text:p text:style-name="P6"><text:span text:style-name="T66">public</text:span><text:span text:style-name="T67"> </text:span><text:span text:style-name="T66">class</text:span><text:span text:style-name="T67"> JdbcUserRepository </text:span><text:span text:style-name="T66">implements</text:span><text:span text:style-name="T67"> UserRepository { </text:span></text:p>
          <text:p text:style-name="P6"><text:span text:style-name="T67"><text:s/></text:span><text:span text:style-name="T67">(...)</text:span></text:p>
          <text:p text:style-name="P6"><text:span text:style-name="T6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xml:id="id26" draw:id="id26" draw:layer="layout" svg:width="25.273cm" svg:height="3.462cm" svg:x="1.395cm" svg:y="10.797cm">
          <text:p text:style-name="P6"><text:span text:style-name="T65">@Service</text:span></text:p>
          <text:p text:style-name="P6"><text:span text:style-name="T66">public</text:span><text:span text:style-name="T67"> </text:span><text:span text:style-name="T66">class</text:span><text:span text:style-name="T67"> UserServiceImpl </text:span><text:span text:style-name="T66">implements</text:span><text:span text:style-name="T67"> UserService {</text:span></text:p>
          <text:p text:style-name="P6"><text:span text:style-name="T67"><text:s text:c="2"/></text:span><text:span text:style-name="T67">(...)</text:span></text:p>
          <text:p text:style-name="P6"><text:span text:style-name="T6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“Component scanning”</text:p>
              </text:list-item>
              <text:list-item>
                <text:p>Scanning des packages et sous-packages</text:p>
              </text:list-item>
              <text:list-item>
                <text:p>Java</text:p>
              </text:list-item>
            </text:list>
            <text:p/>
            <text:p/>
            <text:list text:continue-numbering="true" text:style-name="L3">
              <text:list-item>
                <text:p>XML</text:p>
                <text:list>
                  <text:list-item>
                    <text:p>Bien importer le namespace “context”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3cm" svg:height="1.431cm" svg:x="1.395cm" svg:y="15.597cm">
          <text:p text:style-name="P6"><text:span text:style-name="T68">&lt;</text:span><text:span text:style-name="T69">context:component-scan</text:span><text:span text:style-name="T70"> </text:span><text:span text:style-name="T71">base-package</text:span><text:span text:style-name="T72">=</text:span><text:span text:style-name="T73">"com.zenika"</text:span><text:span text:style-name="T74"> </text:span><text:span text:style-name="T7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25.273cm" svg:height="3.003cm" svg:x="1.395cm" svg:y="10.197cm">
          <text:p text:style-name="P6"><text:span text:style-name="T76">@Configuration</text:span></text:p>
          <text:p text:style-name="P6"><text:span text:style-name="T77">@ComponentScan</text:span><text:span text:style-name="T78">(</text:span><text:span text:style-name="T79">"com.zenika"</text:span><text:span text:style-name="T78">)</text:span></text:p>
          <text:p text:style-name="P6"><text:span text:style-name="T80">public</text:span><text:span text:style-name="T70"> </text:span><text:span text:style-name="T80">class</text:span><text:span text:style-name="T70"> Components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5" draw:layer="layout" svg:width="25.273cm" svg:height="1.939cm" svg:x="1.395cm" svg:y="6.697cm">
          <text:p text:style-name="P6"><text:span text:style-name="T76">@Autowired</text:span></text:p>
          <text:p text:style-name="P6"><text:span text:style-name="T80">public</text:span><text:span text:style-name="T70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25.273cm" svg:height="1.939cm" svg:x="1.394cm" svg:y="8.996cm">
          <text:p text:style-name="P6"><text:span text:style-name="T76">@Autowired</text:span></text:p>
          <text:p text:style-name="P6"><text:span text:style-name="T80">private</text:span><text:span text:style-name="T70"> UserRepository </text:span><text:span text:style-name="T81">userRepository</text:span><text:span text:style-name="T70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Java/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utowiring : configuration Java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@Autowired fonctionne aussi entre classes de configuration Java</text:p>
              </text:list-item>
            </text:list>
          </draw:text-box>
        </draw:frame>
        <draw:custom-shape draw:style-name="gr4" draw:text-style-name="P16" draw:layer="layout" svg:width="20.252cm" svg:height="10.876cm" svg:x="1.292cm" svg:y="9.19cm">
          <text:p><text:span text:style-name="T37">@Configuration</text:span></text:p>
          <text:p><text:span text:style-name="T40">public</text:span><text:span text:style-name="T42"> </text:span><text:span text:style-name="T40">class</text:span><text:span text:style-name="T42"> ComponentConfiguration {</text:span></text:p>
          <text:p><text:span text:style-name="T37"/></text:p>
          <text:p><text:span text:style-name="T42"><text:tab/></text:span><text:span text:style-name="T38">@Autowired</text:span><text:span text:style-name="T39"> DataSource </text:span><text:span text:style-name="T82">dataSource</text:span><text:span text:style-name="T39">;</text:span></text:p>
          <text:p><text:span text:style-name="T37"><text:tab/></text:span></text:p>
          <text:p><text:span text:style-name="T42"><text:tab/></text:span><text:span text:style-name="T83">@Bean</text:span><text:span text:style-name="T42"> </text:span><text:span text:style-name="T40">public</text:span><text:span text:style-name="T42"> UserRepository userRepository() {</text:span></text:p>
          <text:p><text:span text:style-name="T42"><text:tab/></text:span><text:span text:style-name="T42"><text:tab/></text:span><text:span text:style-name="T40">return</text:span><text:span text:style-name="T42"> </text:span><text:span text:style-name="T40">new</text:span><text:span text:style-name="T42"> JdbcUserRepository(</text:span><text:span text:style-name="T82">dataSource</text:span><text:span text:style-name="T42">);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42"><text:tab/></text:span><text:span text:style-name="T83">@Bean</text:span><text:span text:style-name="T42"> </text:span><text:span text:style-name="T40">public</text:span><text:span text:style-name="T42"> UserService userService() {</text:span></text:p>
          <text:p><text:span text:style-name="T42"><text:s text:c="7"/></text:span><text:span text:style-name="T42">...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1.778cm" svg:x="19.555cm" svg:y="7.366cm">
          <text:p text:style-name="P1">Une classe de configuration</text:p>
          <draw:enhanced-geometry svg:viewBox="0 0 21600 21600" draw:mirror-horizontal="false" draw:type="line-callout-2" draw:modifiers="-48569.0987124463 28969.9831365936 -3600 4000 -961.802575107296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794cm" svg:x="21.082cm" svg:y="10.414cm">
          <text:p text:style-name="P1">Déclaré dans une autre classe de configuration</text:p>
          <draw:enhanced-geometry svg:viewBox="0 0 21600 21600" draw:mirror-horizontal="false" draw:type="line-callout-2" draw:modifiers="-21569.0987124464 12024.9016100179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5.892cm" svg:x="1.4cm" svg:y="16.714cm" presentation:class="outline" presentation:user-transformed="true">
          <draw:text-box>
            <text:list text:style-name="L3">
              <text:list-item>
                <text:p>Externalisation dans un fichier properties traitée par la suite</text:p>
              </text:list-item>
            </text:list>
          </draw:text-box>
        </draw:frame>
        <draw:custom-shape draw:style-name="gr4" draw:text-style-name="P14" draw:layer="layout" svg:width="25.273cm" svg:height="1.939cm" svg:x="1.393cm" svg:y="4.895cm">
          <text:p text:style-name="P6"><text:span text:style-name="T84">@Value</text:span><text:span text:style-name="T85">(</text:span><text:span text:style-name="T86">"${digest}"</text:span><text:span text:style-name="T85">)</text:span></text:p>
          <text:p text:style-name="P6"><text:span text:style-name="T87">private</text:span><text:span text:style-name="T85"> String </text:span><text:span text:style-name="T88">digest</text:span><text:span text:style-name="T85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25.273cm" svg:height="8.408cm" svg:x="1.392cm" svg:y="7.548cm">
          <text:p text:style-name="P6"><text:span text:style-name="T89">@Configuration</text:span></text:p>
          <text:p text:style-name="P6"><text:span text:style-name="T90">public</text:span><text:span text:style-name="T91"> </text:span><text:span text:style-name="T90">class</text:span><text:span text:style-name="T91"> TestConfiguration {</text:span></text:p>
          <text:p text:style-name="P6"><text:span text:style-name="T92"/></text:p>
          <text:p text:style-name="P6"><text:span text:style-name="T93"><text:s text:c="2"/></text:span><text:span text:style-name="T93">@Bean</text:span></text:p>
          <text:p text:style-name="P6"><text:span text:style-name="T91"><text:s text:c="2"/></text:span><text:span text:style-name="T90">public</text:span><text:span text:style-name="T91"> </text:span><text:span text:style-name="T90">static</text:span><text:span text:style-name="T91"> PropertySourcesPlaceholderConfigurer properties() {</text:span></text:p>
          <text:p text:style-name="P6"><text:span text:style-name="T91"><text:s text:c="4"/></text:span><text:span text:style-name="T91">PropertySourcesPlaceholderConfigurer </text:span><text:span text:style-name="T94">propertySourcesPlaceholderConfigurer</text:span><text:span text:style-name="T91"> = </text:span></text:p>
          <text:p text:style-name="P6"><text:span text:style-name="T91"><text:s text:c="6"/></text:span><text:span text:style-name="T90">new</text:span><text:span text:style-name="T91"> PropertySourcesPlaceholderConfigurer();</text:span></text:p>
          <text:p text:style-name="P6"><text:span text:style-name="T91"><text:s text:c="4"/></text:span><text:span text:style-name="T91">Properties </text:span><text:span text:style-name="T94">properties</text:span><text:span text:style-name="T91"> = </text:span><text:span text:style-name="T90">new</text:span><text:span text:style-name="T91"> Properties();</text:span></text:p>
          <text:p text:style-name="P6"><text:span text:style-name="T91"><text:s text:c="4"/></text:span><text:span text:style-name="T94">properties</text:span><text:span text:style-name="T91">.setProperty(</text:span><text:span text:style-name="T95">"digest"</text:span><text:span text:style-name="T91">, </text:span><text:span text:style-name="T95">"sha-256"</text:span><text:span text:style-name="T91">);</text:span></text:p>
          <text:p text:style-name="P6"><text:span text:style-name="T91"><text:s text:c="4"/></text:span><text:span text:style-name="T94">propertySourcesPlaceholderConfigurer</text:span><text:span text:style-name="T91">.setProperties(</text:span><text:span text:style-name="T94">properties</text:span><text:span text:style-name="T91">);</text:span></text:p>
          <text:p text:style-name="P6"><text:span text:style-name="T91"><text:s text:c="4"/></text:span><text:span text:style-name="T90">return</text:span><text:span text:style-name="T91"> </text:span><text:span text:style-name="T94">propertySourcesPlaceholderConfigurer</text:span><text:span text:style-name="T91">;</text:span></text:p>
          <text:p text:style-name="P6"><text:span text:style-name="T91"><text:s text:c="2"/></text:span><text:span text:style-name="T91">}</text:span></text:p>
          <text:p text:style-name="P6"><text:span text:style-name="T91"/></text:p>
          <text:p text:style-name="P6"><text:span text:style-name="T9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Java/XML</text:p>
          </draw:text-box>
        </draw:frame>
        <draw:frame presentation:style-name="pr3" draw:layer="layout" svg:width="24.639cm" svg:height="12.18cm" svg:x="1.4cm" svg:y="5.414cm" presentation:class="outline" presentation:user-transformed="true">
          <draw:text-box>
            <text:list text:style-name="L3">
              <text:list-item>
                <text:p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Java/XML pour la parti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>Fonctionne si le component scanning est activé</text:p>
                <text:list>
                  <text:list-item>
                    <text:p>@PostConstruct n'est pas détectée sinon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3cm" svg:height="3.582cm" svg:x="1.392cm" svg:y="6.094cm">
          <text:p text:style-name="P6"><text:span text:style-name="T76">@PostConstruct</text:span></text:p>
          <text:p text:style-name="P6"><text:span text:style-name="T80">public</text:span><text:span text:style-name="T70"> </text:span><text:span text:style-name="T80">void</text:span><text:span text:style-name="T70"> init() {</text:span></text:p>
          <text:p text:style-name="P6"><text:span text:style-name="T70"><text:s text:c="2"/></text:span><text:span text:style-name="T70">(...) </text:span></text:p>
          <text:p text:style-name="P6"><text:span text:style-name="T7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5" draw:layer="layout" svg:width="25.273cm" svg:height="14.917cm" svg:x="1.393cm" svg:y="4.895cm">
          <text:p text:style-name="P6"><text:span text:style-name="T80">public</text:span><text:span text:style-name="T70"> </text:span><text:span text:style-name="T80">class</text:span><text:span text:style-name="T70"> ApplicationIntegrationTest {</text:span></text:p>
          <text:p text:style-name="P6"><text:span text:style-name="T96"/></text:p>
          <text:p text:style-name="P6"><text:span text:style-name="T80"><text:s text:c="2"/></text:span><text:span text:style-name="T80">private</text:span><text:span text:style-name="T70"> ConfigurableApplicationContext </text:span><text:span text:style-name="T81">ctx</text:span><text:span text:style-name="T70">;</text:span></text:p>
          <text:p text:style-name="P6"><text:span text:style-name="T70"/></text:p>
          <text:p text:style-name="P6"><text:span text:style-name="T80"><text:s text:c="2"/></text:span><text:span text:style-name="T80">private</text:span><text:span text:style-name="T70"> UserService </text:span><text:span text:style-name="T81">userService</text:span><text:span text:style-name="T70">;</text:span></text:p>
          <text:p text:style-name="P6"><text:span text:style-name="T70"/></text:p>
          <text:p text:style-name="P6"><text:span text:style-name="T76"><text:s text:c="2"/></text:span><text:span text:style-name="T76">@Before</text:span><text:span text:style-name="T70"> </text:span><text:span text:style-name="T80">public</text:span><text:span text:style-name="T70"> </text:span><text:span text:style-name="T80">void</text:span><text:span text:style-name="T70"> setUp() {</text:span></text:p>
          <text:p text:style-name="P6"><text:span text:style-name="T81"><text:s text:c="4"/></text:span><text:span text:style-name="T81">ctx</text:span><text:span text:style-name="T70"> = </text:span><text:span text:style-name="T80">new</text:span><text:span text:style-name="T70"> ClassPathXmlApplicationContext(</text:span></text:p>
          <text:p text:style-name="P6"><text:span text:style-name="T97"><text:s text:c="6"/></text:span><text:span text:style-name="T97">"classpath:/test-application-configuration.xml"</text:span></text:p>
          <text:p text:style-name="P6"><text:span text:style-name="T70"><text:s text:c="4"/></text:span><text:span text:style-name="T70">);</text:span></text:p>
          <text:p text:style-name="P6"><text:span text:style-name="T81"><text:s text:c="4"/></text:span><text:span text:style-name="T81">userService</text:span><text:span text:style-name="T70"> = </text:span><text:span text:style-name="T81">ctx</text:span><text:span text:style-name="T70">.getBean(UserService.</text:span><text:span text:style-name="T80">class</text:span><text:span text:style-name="T70">);</text:span></text:p>
          <text:p text:style-name="P6"><text:span text:style-name="T70"><text:s text:c="2"/></text:span><text:span text:style-name="T70">}</text:span></text:p>
          <text:p text:style-name="P6"><text:span text:style-name="T70"/></text:p>
          <text:p text:style-name="P6"><text:span text:style-name="T76"><text:s text:c="2"/></text:span><text:span text:style-name="T76">@After</text:span><text:span text:style-name="T70"> </text:span><text:span text:style-name="T80">public</text:span><text:span text:style-name="T70"> </text:span><text:span text:style-name="T80">void</text:span><text:span text:style-name="T70"> tearDown() {</text:span></text:p>
          <text:p text:style-name="P6"><text:span text:style-name="T81"><text:s text:c="4"/></text:span><text:span text:style-name="T81">ctx</text:span><text:span text:style-name="T70">.close();</text:span></text:p>
          <text:p text:style-name="P6"><text:span text:style-name="T70"><text:s text:c="2"/></text:span><text:span text:style-name="T70">}</text:span></text:p>
          <text:p text:style-name="P6"><text:span text:style-name="T70"><text:s text:c="2"/></text:span><text:span text:style-name="T70">(...)</text:span></text:p>
          <text:p text:style-name="P6"><text:span text:style-name="T7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794cm" svg:x="22.009cm" svg:y="6.35cm">
          <text:p text:style-name="P1">Création / destruction pénibles</text:p>
          <draw:enhanced-geometry svg:viewBox="0 0 21600 21600" draw:mirror-horizontal="false" draw:type="line-callout-2" draw:modifiers="-17934.3347639485 32913.9177101968 -3820.17167381974 12658.6046511628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4" xml:id="id27" draw:id="id27" draw:layer="layout" svg:width="25.273cm" svg:height="5.873cm" svg:x="1.393cm" svg:y="4.795cm">
          <text:p text:style-name="P6"><text:span text:style-name="T98">@RunWith</text:span><text:span text:style-name="T99">(SpringJUnit4ClassRunner.</text:span><text:span text:style-name="T87">class</text:span><text:span text:style-name="T99">)</text:span></text:p>
          <text:p text:style-name="P6"><text:span text:style-name="T100">@ContextConfiguration</text:span><text:span text:style-name="T101">(classes=TestConfiguration.</text:span><text:span text:style-name="T102">class</text:span><text:span text:style-name="T101">)</text:span></text:p>
          <text:p text:style-name="P6"><text:span text:style-name="T87">public</text:span><text:span text:style-name="T85"> </text:span><text:span text:style-name="T87">class</text:span><text:span text:style-name="T85"> ApplicationIntegrationTest {</text:span></text:p>
          <text:p text:style-name="P6"><text:span text:style-name="T103"/></text:p>
          <text:p text:style-name="P6"><text:span text:style-name="T84"><text:s text:c="2"/></text:span><text:span text:style-name="T98">@Autowired</text:span><text:span text:style-name="T85"> UserService </text:span><text:span text:style-name="T88">userService</text:span><text:span text:style-name="T85">;</text:span></text:p>
          <text:p text:style-name="P6"><text:span text:style-name="T85"><text:s text:c="2"/></text:span><text:span text:style-name="T85">(...)</text:span></text:p>
          <text:p text:style-name="P6"><text:span text:style-name="T8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1.614cm" presentation:class="outline" presentation:user-transformed="true">
          <draw:text-box>
            <text:list text:style-name="L3">
              <text:list-item>
                <text:p xml:id="id28" text:id="id28">TestContext Framework</text:p>
              </text:list-item>
              <text:list-item>
                <text:p xml:id="id29" text:id="id29">Evite la création et l'injection de dépendances</text:p>
              </text:list-item>
              <text:list-item>
                <text:p xml:id="id30" text:id="id30">Contexte mis en cache dans une suite de test</text:p>
                <text:list>
                  <text:list-item>
                    <text:p xml:id="id31" text:id="id31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237cm" presentation:class="title">
          <draw:text-box>
            <text:p><text:span text:style-name="T104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custom-shape draw:style-name="gr6" draw:text-style-name="P19" xml:id="id36" draw:id="id36" draw:layer="layout" svg:width="13.905cm" svg:height="4.826cm" svg:x="8.733cm" svg:y="12.946cm">
          <text:p text:style-name="P1"><text:span text:style-name="T105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20" xml:id="id32" draw:id="id32" draw:layer="layout" svg:width="7.047cm" svg:height="2.26cm" svg:x="14.859cm" svg:y="14.154cm">
          <text:p text:style-name="P1"><text:span text:style-name="T106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xml:id="id33" draw:id="id33" draw:layer="layout" svg:width="7.047cm" svg:height="2.26cm" svg:x="14.802cm" svg:y="8.854cm">
          <text:p text:style-name="P1"><text:span text:style-name="T106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35" draw:id="id35" draw:layer="layout" svg:width="3.745cm" svg:height="2.26cm" svg:x="9.576cm" svg:y="14.162cm">
          <text:p text:style-name="P1"><text:span text:style-name="T106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38" draw:id="id38" draw:layer="layout" svg:width="4.209cm" svg:height="0cm" svg:x="5.366cm" svg:y="14.67cm" svg:viewBox="0 0 4210 0" draw:points="0,0 4210,0">
          <text:p/>
        </draw:polyline>
        <draw:polyline draw:style-name="gr9" draw:text-style-name="P1" xml:id="id39" draw:id="id39" draw:layer="layout" svg:width="1.553cm" svg:height="0cm" svg:x="13.321cm" svg:y="14.62cm" svg:viewBox="0 0 1554 0" draw:points="0,0 1554,0">
          <text:p/>
        </draw:polyline>
        <draw:polyline draw:style-name="gr9" draw:text-style-name="P1" xml:id="id40" draw:id="id40" draw:layer="layout" svg:width="1.537cm" svg:height="0cm" svg:x="13.321cm" svg:y="15.94cm" svg:viewBox="0 0 1538 0" draw:points="1538,0 0,0">
          <text:p/>
        </draw:polyline>
        <draw:polyline draw:style-name="gr9" draw:text-style-name="P1" xml:id="id41" draw:id="id41" draw:layer="layout" svg:width="4.209cm" svg:height="0cm" svg:x="5.366cm" svg:y="15.94cm" svg:viewBox="0 0 4210 0" draw:points="4210,0 0,0">
          <text:p/>
        </draw:polyline>
        <draw:polyline draw:style-name="gr10" draw:text-style-name="P1" xml:id="id34" draw:id="id34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37" draw:id="id37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7"> HelloService targetService = </text:span><text:span text:style-name="T11">new</text:span><text:span text:style-name="T107"> DefaultHelloService();</text:span></text:p>
          <text:p text:style-name="P6"><text:span text:style-name="T107"/></text:p>
          <text:p text:style-name="P6"><text:span text:style-name="T107">InvocationHandler handler = </text:span><text:span text:style-name="T11">new</text:span><text:span text:style-name="T107"> InvocationHandler() {</text:span></text:p>
          <text:p text:style-name="P6"><text:span text:style-name="T107"/></text:p>
          <text:p text:style-name="P6"><text:span text:style-name="T108"><text:s text:c="2"/></text:span><text:span text:style-name="T108">@Override</text:span></text:p>
          <text:p text:style-name="P6"><text:span text:style-name="T11"><text:s text:c="2"/></text:span><text:span text:style-name="T11">public</text:span><text:span text:style-name="T107"> Object invoke(Object proxy, Method method, Object[] args) </text:span></text:p>
          <text:p text:style-name="P6"><text:span text:style-name="T109"><text:s text:c="16"/></text:span><text:span text:style-name="T11">throws</text:span><text:span text:style-name="T107"> Throwable {</text:span></text:p>
          <text:p text:style-name="P6"><text:span text:style-name="T107"><text:s text:c="4"/></text:span><text:span text:style-name="T107">Object res = method.invoke(targetService, args);</text:span></text:p>
          <text:p text:style-name="P6"><text:span text:style-name="T11"><text:s text:c="4"/></text:span><text:span text:style-name="T11">return</text:span><text:span text:style-name="T107"> res;</text:span></text:p>
          <text:p text:style-name="P6"><text:span text:style-name="T107"><text:s text:c="2"/></text:span><text:span text:style-name="T107">}</text:span></text:p>
          <text:p text:style-name="P6"><text:span text:style-name="T107">};</text:span></text:p>
          <text:p text:style-name="P6"><text:span text:style-name="T107">HelloService decoratedHelloService = (HelloService) Proxy.</text:span><text:span text:style-name="T110">newProxyInstance</text:span><text:span text:style-name="T107">(</text:span></text:p>
          <text:p text:style-name="P6"><text:span text:style-name="T107"><text:s text:c="2"/></text:span><text:span text:style-name="T107">getClass().getClassLoader(),</text:span></text:p>
          <text:p text:style-name="P6"><text:span text:style-name="T11"><text:s text:c="2"/></text:span><text:span text:style-name="T11">new</text:span><text:span text:style-name="T107"> Class&lt;?&gt;[]{HelloService.</text:span><text:span text:style-name="T11">class</text:span><text:span text:style-name="T107">},</text:span><text:span text:style-name="T107"><text:tab/></text:span></text:p>
          <text:p text:style-name="P6"><text:span text:style-name="T107"><text:s text:c="2"/></text:span><text:span text:style-name="T107">handler</text:span></text:p>
          <text:p text:style-name="P6"><text:span text:style-name="T107">);</text:span></text:p>
          <text:p text:style-name="P6"><text:span text:style-name="T107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111">@Aspect</text:span></text:p>
          <text:p text:style-name="P6"><text:span text:style-name="T11">public</text:span><text:span text:style-name="T107"> </text:span><text:span text:style-name="T11">class</text:span><text:span text:style-name="T107"> LogAspect {</text:span></text:p>
          <text:p text:style-name="P6"><text:span text:style-name="T112"/></text:p>
          <text:p text:style-name="P6"><text:span text:style-name="T11"><text:s text:c="2"/></text:span><text:span text:style-name="T13">(...)</text:span></text:p>
          <text:p text:style-name="P6"><text:span text:style-name="T107"/></text:p>
          <text:p text:style-name="P6"><text:span text:style-name="T108"><text:s text:c="2"/></text:span><text:span text:style-name="T111">@Around</text:span><text:span text:style-name="T109">(</text:span><text:span text:style-name="T113">"execution(* com.zenika.business.*.*(..))"</text:span><text:span text:style-name="T109">)</text:span></text:p>
          <text:p text:style-name="P6"><text:span text:style-name="T11"><text:s text:c="2"/></text:span><text:span text:style-name="T11">public</text:span><text:span text:style-name="T107"> Object log(ProceedingJoinPoint jp) </text:span><text:span text:style-name="T11">throws</text:span><text:span text:style-name="T107"> Throwable {</text:span></text:p>
          <text:p text:style-name="P6"><text:span text:style-name="T114"><text:s text:c="4"/></text:span><text:span text:style-name="T114">LOGGER</text:span><text:span text:style-name="T107">.info(</text:span><text:span text:style-name="T115">"Appel à {}"</text:span><text:span text:style-name="T107">,jp.getSignature().toShortString());</text:span></text:p>
          <text:p text:style-name="P6"><text:span text:style-name="T107"><text:s text:c="4"/></text:span><text:span text:style-name="T107">Object res = jp.proceed();</text:span></text:p>
          <text:p text:style-name="P6"><text:span text:style-name="T114"><text:s text:c="4"/></text:span><text:span text:style-name="T114">LOGGER</text:span><text:span text:style-name="T107">.info(</text:span><text:span text:style-name="T115">"Fin de l'appel"</text:span><text:span text:style-name="T107">);</text:span></text:p>
          <text:p text:style-name="P6"><text:span text:style-name="T11"><text:s text:c="4"/></text:span><text:span text:style-name="T11">return</text:span><text:span text:style-name="T107"> res;</text:span></text:p>
          <text:p text:style-name="P6"><text:span text:style-name="T107"><text:s text:c="2"/></text:span><text:span text:style-name="T107">}</text:span></text:p>
          <text:p text:style-name="P6"><text:span text:style-name="T107"/></text:p>
          <text:p text:style-name="P6"><text:span text:style-name="T10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42" draw:id="id42" draw:layer="layout" svg:width="6.607cm" svg:height="2.032cm" svg:x="5.334cm" svg:y="4.572cm">
          <text:p text:style-name="P1">Identifie la classe comme un <text:span text:style-name="T116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3" draw:id="id43" draw:layer="layout" svg:width="6.607cm" svg:height="2.54cm" svg:x="13.462cm" svg:y="4.318cm">
          <text:p text:style-name="P1">Type d'<text:span text:style-name="T116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4" draw:id="id44" draw:layer="layout" svg:width="6.607cm" svg:height="2.032cm" svg:x="20.574cm" svg:y="4.826cm">
          <text:p text:style-name="P1">Expression de <text:span text:style-name="T116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7" draw:id="id47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5" draw:id="id45" draw:layer="layout" svg:width="6.604cm" svg:height="2.54cm" svg:x="9.144cm" svg:y="17.78cm">
          <text:p text:style-name="P1">La méthode de l'<text:span text:style-name="T116">aspect</text:span> est l'<text:span text:style-name="T116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46" draw:id="id46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e classe dédiée</text:p>
              </text:list-item>
            </text:list>
          </draw:text-box>
        </draw:frame>
        <draw:custom-shape draw:style-name="gr4" draw:text-style-name="P15" draw:layer="layout" svg:width="25.595cm" svg:height="7.668cm" svg:x="1.075cm" svg:y="7.318cm">
          <text:p text:style-name="P6"><text:span text:style-name="T117">@Configuration</text:span></text:p>
          <text:p text:style-name="P6"><text:span text:style-name="T118">@EnableAspectJAutoProxy</text:span></text:p>
          <text:p text:style-name="P6"><text:span text:style-name="T119">public</text:span><text:span text:style-name="T120"> </text:span><text:span text:style-name="T119">class</text:span><text:span text:style-name="T120"> AopConfiguration {</text:span></text:p>
          <text:p text:style-name="P6"><text:span text:style-name="T121"/></text:p>
          <text:p text:style-name="P6"><text:span text:style-name="T117"><text:s text:c="4"/></text:span><text:span text:style-name="T117">@Bean</text:span><text:span text:style-name="T120"> </text:span><text:span text:style-name="T119">public</text:span><text:span text:style-name="T120"> LogAspect logAspect() {</text:span></text:p>
          <text:p text:style-name="P6"><text:span text:style-name="T119"><text:s text:c="8"/></text:span><text:span text:style-name="T119">return</text:span><text:span text:style-name="T120"> </text:span><text:span text:style-name="T119">new</text:span><text:span text:style-name="T120"> LogAspect();</text:span></text:p>
          <text:p text:style-name="P6"><text:span text:style-name="T120"><text:s text:c="4"/></text:span><text:span text:style-name="T120">}</text:span></text:p>
          <text:p text:style-name="P6"><text:span text:style-name="T120"/></text:p>
          <text:p text:style-name="P6"><text:span text:style-name="T1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48" draw:id="id48" draw:layer="layout" svg:width="23.056cm" svg:height="9.617cm" svg:x="1.074cm" svg:y="8.417cm">
          <text:p text:style-name="P6"><text:span text:style-name="T122">@Transactional</text:span></text:p>
          <text:p text:style-name="P6"><text:span text:style-name="T123">public</text:span><text:span text:style-name="T124"> </text:span><text:span text:style-name="T123">class</text:span><text:span text:style-name="T124"> UserServiceImpl </text:span><text:span text:style-name="T123">implements</text:span><text:span text:style-name="T124"> UserService {</text:span></text:p>
          <text:p text:style-name="P6"><text:span text:style-name="T125"/></text:p>
          <text:p text:style-name="P6"><text:span text:style-name="T123"><text:s text:c="2"/></text:span><text:span text:style-name="T123">public</text:span><text:span text:style-name="T124"> User create(String login, String password) {</text:span></text:p>
          <text:p text:style-name="P6"><text:span text:style-name="T124"><text:s text:c="4"/></text:span><text:span text:style-name="T124">(...)</text:span></text:p>
          <text:p text:style-name="P6"><text:span text:style-name="T124"><text:s text:c="2"/></text:span><text:span text:style-name="T124">}</text:span></text:p>
          <text:p text:style-name="P6"><text:span text:style-name="T124"/></text:p>
          <text:p text:style-name="P6"><text:span text:style-name="T126"><text:s text:c="2"/></text:span><text:span text:style-name="T122">@Transactional</text:span><text:span text:style-name="T127">(readOnly=</text:span><text:span text:style-name="T123">true</text:span><text:span text:style-name="T127">)</text:span></text:p>
          <text:p text:style-name="P6"><text:span text:style-name="T123"><text:s text:c="2"/></text:span><text:span text:style-name="T123">public</text:span><text:span text:style-name="T124"> User authenticate(String login, String password) {</text:span></text:p>
          <text:p text:style-name="P6"><text:span text:style-name="T124"><text:s text:c="4"/></text:span><text:span text:style-name="T124">(...)</text:span></text:p>
          <text:p text:style-name="P6"><text:span text:style-name="T124"><text:s text:c="2"/></text:span><text:span text:style-name="T124">}</text:span></text:p>
          <text:p text:style-name="P6"><text:span text:style-name="T124"/></text:p>
          <text:p text:style-name="P6"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9" draw:id="id49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0" draw:id="id50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1" draw:id="id51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<text:s/>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</text:list-item>
            </text:list>
          </draw:text-box>
        </draw:frame>
        <draw:custom-shape draw:style-name="gr4" draw:text-style-name="P12" draw:layer="layout" svg:width="25.278cm" svg:height="9.029cm" svg:x="1.392cm" svg:y="9.405cm">
          <text:p><text:span text:style-name="T31">@Configuration</text:span></text:p>
          <text:p><text:span text:style-name="T28">@EnableTransactionManagement</text:span></text:p>
          <text:p><text:span text:style-name="T43">public</text:span><text:span text:style-name="T44"> </text:span><text:span text:style-name="T43">class</text:span><text:span text:style-name="T44"> InfraConfiguration {</text:span></text:p>
          <text:p><text:span text:style-name="T31"><text:tab/></text:span></text:p>
          <text:p><text:span text:style-name="T44"><text:tab/></text:span><text:span text:style-name="T128">@Bean</text:span><text:span text:style-name="T44"> </text:span><text:span text:style-name="T43">public</text:span><text:span text:style-name="T44"> PlatformTransactionManager transactionManager() {</text:span></text:p>
          <text:p><text:span text:style-name="T44"><text:tab/></text:span><text:span text:style-name="T44"><text:tab/></text:span><text:span text:style-name="T43">return</text:span><text:span text:style-name="T44"> </text:span><text:span text:style-name="T43">new</text:span><text:span text:style-name="T44"> DataSourceTransactionManager(dataSource());</text:span></text:p>
          <text:p><text:span text:style-name="T31"><text:tab/></text:span><text:span text:style-name="T31">}</text:span></text:p>
          <text:p><text:span text:style-name="T31"/></text:p>
          <text:p><text:span text:style-name="T44"><text:tab/></text:span><text:span text:style-name="T128">@Bean</text:span><text:span text:style-name="T44"> </text:span><text:span text:style-name="T43">public</text:span><text:span text:style-name="T44"> DataSource dataSource() {</text:span></text:p>
          <text:p><text:span text:style-name="T44"><text:s text:c="6"/></text:span><text:span text:style-name="T44">...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en XML</text:p>
          </draw:text-box>
        </draw:frame>
        <draw:custom-shape draw:style-name="gr4" draw:text-style-name="P10" draw:layer="layout" svg:width="25.753cm" svg:height="4.693cm" svg:x="0.916cm" svg:y="6.483cm">
          <text:p text:style-name="P6"><text:span text:style-name="T129">&lt;</text:span><text:span text:style-name="T130">bean</text:span><text:span text:style-name="T131"> </text:span><text:span text:style-name="T132">id</text:span><text:span text:style-name="T133">=</text:span><text:span text:style-name="T134">"transactionManager"</text:span><text:span text:style-name="T131"> </text:span></text:p>
          <text:p text:style-name="P6"><text:span text:style-name="T131"><text:s text:c="6"/></text:span><text:span text:style-name="T132">class</text:span><text:span text:style-name="T133">=</text:span><text:span text:style-name="T134">"o.s.jdbc.datasource.DataSourceTransactionManager"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dataSource"</text:span><text:span text:style-name="T131"> </text:span><text:span text:style-name="T132">ref</text:span><text:span text:style-name="T133">=</text:span><text:span text:style-name="T134">"dataSource"</text:span><text:span text:style-name="T131"> </text:span><text:span text:style-name="T129">/&gt;</text:span></text:p>
          <text:p text:style-name="P6"><text:span text:style-name="T129">&lt;/</text:span><text:span text:style-name="T130">bean</text:span><text:span text:style-name="T129">&gt;</text:span></text:p>
          <text:p text:style-name="P6"><text:span text:style-name="T131"/></text:p>
          <text:p text:style-name="P6"><text:span text:style-name="T129">&lt;</text:span><text:span text:style-name="T130">tx:annotation-driven</text:span><text:span text:style-name="T131"> </text:span><text:span text:style-name="T129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23">public</text:span><text:span text:style-name="T131"> </text:span><text:span text:style-name="T123">class</text:span><text:span text:style-name="T131"> HibernateUserRepository </text:span><text:span text:style-name="T123">implements</text:span><text:span text:style-name="T131"> UserRepository {</text:span></text:p>
          <text:p text:style-name="P6"><text:span text:style-name="T131"/></text:p>
          <text:p text:style-name="P6"><text:span text:style-name="T123"><text:s text:c="2"/></text:span><text:span text:style-name="T123">private</text:span><text:span text:style-name="T131"> </text:span><text:span text:style-name="T123">final</text:span><text:span text:style-name="T131"> SessionFactory </text:span><text:span text:style-name="T135">sessionFactory</text:span><text:span text:style-name="T131">;</text:span></text:p>
          <text:p text:style-name="P6"><text:span text:style-name="T131"/></text:p>
          <text:p text:style-name="P6"><text:span text:style-name="T123"><text:s text:c="2"/></text:span><text:span text:style-name="T123">public</text:span><text:span text:style-name="T127"> HibernateUserRepository(SessionFactory sessionFactory) {</text:span></text:p>
          <text:p text:style-name="P6"><text:span text:style-name="T123"><text:s text:c="4"/></text:span><text:span text:style-name="T123">this</text:span><text:span text:style-name="T127">.</text:span><text:span text:style-name="T136">sessionFactory</text:span><text:span text:style-name="T127"> = sessionFactory;</text:span></text:p>
          <text:p text:style-name="P6"><text:span text:style-name="T137"><text:s text:c="2"/></text:span><text:span text:style-name="T137">}</text:span></text:p>
          <text:p text:style-name="P6"><text:span text:style-name="T138"/></text:p>
          <text:p text:style-name="P6"><text:span text:style-name="T131"><text:s text:c="2"/></text:span><text:span text:style-name="T123">public</text:span><text:span text:style-name="T131"> User getByLogin(String login) {</text:span></text:p>
          <text:p text:style-name="P6"><text:span text:style-name="T123"><text:s text:c="4"/></text:span><text:span text:style-name="T123">return</text:span><text:span text:style-name="T131"> (User) </text:span><text:span text:style-name="T135">sessionFactory</text:span><text:span text:style-name="T131">.</text:span><text:span text:style-name="T127">getCurrentSession()</text:span></text:p>
          <text:p text:style-name="P6"><text:span text:style-name="T131"><text:s text:c="6"/></text:span><text:span text:style-name="T131">.createCriteria(User.</text:span><text:span text:style-name="T123">class</text:span><text:span text:style-name="T131">)</text:span></text:p>
          <text:p text:style-name="P6"><text:span text:style-name="T131"><text:s text:c="6"/></text:span><text:span text:style-name="T131">.add(Restrictions.</text:span><text:span text:style-name="T139">eq</text:span><text:span text:style-name="T131">(</text:span><text:span text:style-name="T140">"login"</text:span><text:span text:style-name="T131">, login))</text:span></text:p>
          <text:p text:style-name="P6"><text:span text:style-name="T131"><text:s text:c="4"/></text:span><text:span text:style-name="T131">.uniqueResult();</text:span></text:p>
          <text:p text:style-name="P6"><text:span text:style-name="T131"><text:s text:c="2"/></text:span><text:span text:style-name="T131">}</text:span></text:p>
          <text:p text:style-name="P6"><text:span text:style-name="T13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2" draw:id="id52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5" draw:layer="layout" svg:width="26.307cm" svg:height="8.812cm" svg:x="1.125cm" svg:y="8.412cm">
          <text:p text:style-name="P6"><text:span text:style-name="T141">@Bean</text:span><text:span text:style-name="T142"> LocalSessionFactoryBean sessionFactory() {</text:span></text:p>
          <text:p text:style-name="P6"><text:span text:style-name="T142"><text:s text:c="2"/></text:span><text:span text:style-name="T142">LocalSessionFactoryBean </text:span><text:span text:style-name="T143">localSessionFactoryBean</text:span><text:span text:style-name="T142"> = </text:span></text:p>
          <text:p text:style-name="P6"><text:span text:style-name="T142"><text:s text:c="4"/></text:span><text:span text:style-name="T144">new</text:span><text:span text:style-name="T142"> LocalSessionFactoryBean();</text:span></text:p>
          <text:p text:style-name="P6"><text:span text:style-name="T143"><text:s text:c="2"/></text:span><text:span text:style-name="T143">localSessionFactoryBean</text:span><text:span text:style-name="T142">.setAnnotatedClasses(User.</text:span><text:span text:style-name="T144">class</text:span><text:span text:style-name="T142">);</text:span></text:p>
          <text:p text:style-name="P6"><text:span text:style-name="T143"><text:s text:c="2"/></text:span><text:span text:style-name="T143">localSessionFactoryBean</text:span><text:span text:style-name="T142">.setDataSource(dataSource());</text:span></text:p>
          <text:p text:style-name="P6"><text:span text:style-name="T142"><text:s text:c="2"/></text:span><text:span text:style-name="T142">Properties </text:span><text:span text:style-name="T143">properties</text:span><text:span text:style-name="T142"> = </text:span><text:span text:style-name="T144">new</text:span><text:span text:style-name="T142"> Properties();</text:span></text:p>
          <text:p text:style-name="P6"><text:span text:style-name="T143"><text:s text:c="2"/></text:span><text:span text:style-name="T143">properties</text:span><text:span text:style-name="T142">.setProperty(</text:span><text:span text:style-name="T145">"showSql"</text:span><text:span text:style-name="T142">, </text:span><text:span text:style-name="T145">"true"</text:span><text:span text:style-name="T142">);</text:span></text:p>
          <text:p text:style-name="P6"><text:span text:style-name="T143"><text:s text:c="2"/></text:span><text:span text:style-name="T143">localSessionFactoryBean</text:span><text:span text:style-name="T142">.setHibernateProperties(</text:span><text:span text:style-name="T143">properties</text:span><text:span text:style-name="T142">);</text:span></text:p>
          <text:p text:style-name="P6"><text:span text:style-name="T144"><text:s text:c="2"/></text:span><text:span text:style-name="T144">return</text:span><text:span text:style-name="T142"> </text:span><text:span text:style-name="T143">localSessionFactoryBean</text:span><text:span text:style-name="T142">;</text:span></text:p>
          <text:p text:style-name="P6"><text:span text:style-name="T1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7.366cm" svg:height="3.84cm" svg:x="19.812cm" svg:y="4.064cm">
          <text:p text:style-name="P1"><text:span text:style-name="T36">Lister les classes une par une ou utiliser “packagesToScan” pour détecter les classes @Entity</text:span></text:p>
          <draw:enhanced-geometry svg:viewBox="0 0 21600 21600" draw:text-areas="800 800 20800 20800" draw:type="round-rectangular-callout" draw:modifiers="10915.8137640831 36209.9453267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>Les DAO doivent être appelés avec une transaction active</text:p>
              </text:list-item>
              <text:list-item>
                <text:p>Toujours le cas en production</text:p>
                <text:list>
                  <text:list-item>
                    <text:p>Services transactionnels appelant un DAO</text:p>
                  </text:list-item>
                </text:list>
              </text:list-item>
              <text:list-item>
                <text:p>Configuration de transaction explicite pour les tests</text:p>
              </text:list-item>
            </text:list>
          </draw:text-box>
        </draw:frame>
        <draw:custom-shape draw:style-name="gr4" draw:text-style-name="P15" draw:layer="layout" svg:width="25.753cm" svg:height="3.524cm" svg:x="1.225cm" svg:y="5.112cm">
          <text:p text:style-name="P6"><text:span text:style-name="T141">@Bean</text:span><text:span text:style-name="T142"> PlatformTransactionManager transactionManager(</text:span></text:p>
          <text:p text:style-name="P6"><text:span text:style-name="T142"><text:s text:c="22"/></text:span><text:span text:style-name="T142">SessionFactory </text:span><text:span text:style-name="T143">sessionFactory</text:span><text:span text:style-name="T142">) {</text:span></text:p>
          <text:p text:style-name="P6"><text:span text:style-name="T144"><text:s text:c="2"/></text:span><text:span text:style-name="T144">return</text:span><text:span text:style-name="T142"> </text:span><text:span text:style-name="T144">new</text:span><text:span text:style-name="T142"> HibernateTransactionManager(</text:span><text:span text:style-name="T143">sessionFactory</text:span><text:span text:style-name="T142">);</text:span></text:p>
          <text:p text:style-name="P6"><text:span text:style-name="T14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1" draw:layer="layout" svg:width="25.753cm" svg:height="5.379cm" svg:x="1.205cm" svg:y="14.687cm">
          <text:p><text:span text:style-name="T146">@Repository</text:span></text:p>
          <text:p><text:span text:style-name="T147">public</text:span><text:span text:style-name="T148"> </text:span><text:span text:style-name="T147">class</text:span><text:span text:style-name="T148"> HibernateUserRepository </text:span><text:span text:style-name="T147">implements</text:span><text:span text:style-name="T148"> UserRepository {</text:span></text:p>
          <text:p><text:span text:style-name="T148"><text:s text:c="2"/></text:span><text:span text:style-name="T148">...</text:span></text:p>
          <text:p><text:span text:style-name="T148">}</text:span></text:p>
          <text:p><text:span text:style-name="T148"/></text:p>
          <text:p text:style-name="P6"><text:span text:style-name="T149">@Bean</text:span><text:span text:style-name="T150"> BeanPostProcessor persistenceExceptionBeanPostProcessor() {</text:span></text:p>
          <text:p text:style-name="P6"><text:span text:style-name="T151"><text:s text:c="2"/></text:span><text:span text:style-name="T151">return</text:span><text:span text:style-name="T150"> </text:span><text:span text:style-name="T151">new</text:span><text:span text:style-name="T150"> PersistenceExceptionTranslationPostProcessor();</text:span></text:p>
          <text:p text:style-name="P6"><text:span text:style-name="T15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2.119cm" svg:x="0.915cm" svg:y="7.082cm">
          <text:p><text:span text:style-name="T153">@PersistenceContext</text:span></text:p>
          <text:p><text:span text:style-name="T154">public</text:span><text:span text:style-name="T155"> </text:span><text:span text:style-name="T154">class</text:span><text:span text:style-name="T155"> JpaUserRepository </text:span><text:span text:style-name="T154">implements</text:span><text:span text:style-name="T155"> UserRepository {</text:span></text:p>
          <text:p><text:span text:style-name="T131"><text:tab/></text:span></text:p>
          <text:p><text:span text:style-name="T155"><text:tab/></text:span><text:span text:style-name="T153">@PersistenceContext</text:span></text:p>
          <text:p><text:span text:style-name="T155"><text:tab/></text:span><text:span text:style-name="T154">private</text:span><text:span text:style-name="T155"> EntityManager </text:span><text:span text:style-name="T156">entityManager</text:span><text:span text:style-name="T155">; </text:span><text:span text:style-name="T131"><text:tab/></text:span></text:p>
          <text:p><text:span text:style-name="T131"/></text:p>
          <text:p><text:span text:style-name="T155"><text:tab/></text:span><text:span text:style-name="T153">@Override</text:span></text:p>
          <text:p><text:span text:style-name="T155"><text:tab/></text:span><text:span text:style-name="T154">public</text:span><text:span text:style-name="T155"> User getByLogin(String </text:span><text:span text:style-name="T157">login</text:span><text:span text:style-name="T155">) {</text:span></text:p>
          <text:p><text:span text:style-name="T155"><text:tab/></text:span><text:span text:style-name="T155"><text:tab/></text:span><text:span text:style-name="T154">return</text:span><text:span text:style-name="T155"> </text:span><text:span text:style-name="T156">entityManager</text:span><text:span text:style-name="T155">.createQuery(</text:span></text:p>
          <text:p><text:span text:style-name="T155"><text:s text:c="17"/></text:span><text:span text:style-name="T158">"select u from User u where login = :login"</text:span><text:span text:style-name="T155">, </text:span></text:p>
          <text:p><text:span text:style-name="T155"><text:s text:c="17"/></text:span><text:span text:style-name="T155">User.</text:span><text:span text:style-name="T154">class</text:span><text:span text:style-name="T155">)</text:span></text:p>
          <text:p><text:span text:style-name="T155"><text:tab/></text:span><text:span text:style-name="T155"><text:tab/></text:span><text:span text:style-name="T155"><text:tab/></text:span><text:span text:style-name="T155"><text:tab/></text:span><text:span text:style-name="T155">.setParameter(</text:span><text:span text:style-name="T158">"login"</text:span><text:span text:style-name="T155">, </text:span><text:span text:style-name="T157">login</text:span><text:span text:style-name="T155">)</text:span></text:p>
          <text:p><text:span text:style-name="T131"><text:tab/></text:span><text:span text:style-name="T131"><text:tab/></text:span><text:span text:style-name="T131"><text:tab/></text:span><text:span text:style-name="T131"><text:tab/></text:span><text:span text:style-name="T131">.getSingleResult();</text:span></text:p>
          <text:p><text:span text:style-name="T131"><text:tab/></text:span><text:span text:style-name="T131">}</text:span></text:p>
          <text:p><text:span text:style-name="T131"/></text:p>
          <text:p><text:span text:style-name="T1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4" draw:text-style-name="P15" draw:layer="layout" svg:width="25.753cm" svg:height="14.419cm" svg:x="1.125cm" svg:y="5.412cm">
          <text:p text:style-name="P22"><text:span text:style-name="T159">@Bean</text:span><text:span text:style-name="T160"> LocalContainerEntityManagerFactoryBean emf() {</text:span></text:p>
          <text:p text:style-name="P22"><text:span text:style-name="T160"><text:s text:c="2"/></text:span><text:span text:style-name="T160">LocalContainerEntityManagerFactoryBean </text:span><text:span text:style-name="T161">emfFactoryBean</text:span><text:span text:style-name="T160"> = </text:span></text:p>
          <text:p text:style-name="P22"><text:span text:style-name="T160"><text:s text:c="4"/></text:span><text:span text:style-name="T119">new</text:span><text:span text:style-name="T160"> LocalContainerEntityManagerFactoryBean();</text:span></text:p>
          <text:p text:style-name="P22"><text:span text:style-name="T160"/></text:p>
          <text:p text:style-name="P22"><text:span text:style-name="T161"><text:s text:c="2"/></text:span><text:span text:style-name="T161">emfFactoryBean</text:span><text:span text:style-name="T160">.setDataSource(dataSource());</text:span></text:p>
          <text:p text:style-name="P22"><text:span text:style-name="T161"><text:s text:c="2"/></text:span><text:span text:style-name="T161">emfFactoryBean</text:span><text:span text:style-name="T160">.setPackagesToScan(</text:span></text:p>
          <text:p text:style-name="P22"><text:span text:style-name="T160"><text:s text:c="4"/></text:span><text:span text:style-name="T160">User.</text:span><text:span text:style-name="T119">class</text:span><text:span text:style-name="T160">.getPackage().getName()</text:span></text:p>
          <text:p text:style-name="P22"><text:span text:style-name="T160"><text:s text:c="2"/></text:span><text:span text:style-name="T160">);</text:span></text:p>
          <text:p text:style-name="P23"><text:span text:style-name="T159"/></text:p>
          <text:p text:style-name="P22"><text:span text:style-name="T160"><text:s text:c="2"/></text:span><text:span text:style-name="T160">HibernateJpaVendorAdapter </text:span><text:span text:style-name="T161">adapter</text:span><text:span text:style-name="T160"> = </text:span></text:p>
          <text:p text:style-name="P22"><text:span text:style-name="T160"><text:s text:c="4"/></text:span><text:span text:style-name="T119">new</text:span><text:span text:style-name="T160"> HibernateJpaVendorAdapter();</text:span></text:p>
          <text:p text:style-name="P22"><text:span text:style-name="T161"><text:s text:c="2"/></text:span><text:span text:style-name="T161">adapter</text:span><text:span text:style-name="T160">.setShowSql(</text:span><text:span text:style-name="T119">true</text:span><text:span text:style-name="T160">);</text:span></text:p>
          <text:p text:style-name="P22"><text:span text:style-name="T161"><text:s text:c="2"/></text:span><text:span text:style-name="T161">adapter</text:span><text:span text:style-name="T160">.setDatabase(Database.</text:span><text:span text:style-name="T162">H2</text:span><text:span text:style-name="T160">);</text:span></text:p>
          <text:p text:style-name="P22"><text:span text:style-name="T161"><text:s text:c="2"/></text:span><text:span text:style-name="T161">emfFactoryBean</text:span><text:span text:style-name="T160">.setJpaVendorAdapter(</text:span><text:span text:style-name="T161">adapter</text:span><text:span text:style-name="T160">);</text:span></text:p>
          <text:p text:style-name="P23"><text:span text:style-name="T159"/></text:p>
          <text:p text:style-name="P22"><text:span text:style-name="T119"><text:s text:c="2"/></text:span><text:span text:style-name="T119">return</text:span><text:span text:style-name="T160"> </text:span><text:span text:style-name="T163">emfFactoryBean</text:span><text:span text:style-name="T160">;</text:span></text:p>
          <text:p text:style-name="P23"><text:span text:style-name="T15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53" text:id="id53">Les DAO doivent être appelés avec une transaction active</text:p>
              </text:list-item>
              <text:list-item>
                <text:p xml:id="id54" text:id="id54">Toujours le cas en production</text:p>
                <text:list>
                  <text:list-item>
                    <text:p xml:id="id55" text:id="id55">Services transactionnels appelant un DAO</text:p>
                  </text:list-item>
                </text:list>
              </text:list-item>
              <text:list-item>
                <text:p xml:id="id56" text:id="id56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24"><text:span text:style-name="T138">@Bean</text:span><text:span text:style-name="T131"> PlatformTransactionManager transactionManager(</text:span></text:p>
          <text:p text:style-name="P24"><text:span text:style-name="T131"><text:s text:c="33"/></text:span><text:span text:style-name="T131">EntityManagerFactory </text:span><text:span text:style-name="T164">emf</text:span><text:span text:style-name="T131">) {</text:span></text:p>
          <text:p text:style-name="P24"><text:span text:style-name="T131"><text:s text:c="2"/></text:span><text:span text:style-name="T123">return</text:span><text:span text:style-name="T131"> </text:span><text:span text:style-name="T123">new</text:span><text:span text:style-name="T131"> JpaTransactionManager(</text:span><text:span text:style-name="T164">emf</text:span><text:span text:style-name="T131">);</text:span></text:p>
          <text:p text:style-name="P25"><text:span text:style-name="T165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1" draw:layer="layout" svg:width="25.753cm" svg:height="5.125cm" svg:x="1.205cm" svg:y="14.687cm">
          <text:p><text:span text:style-name="T146">@Repository</text:span></text:p>
          <text:p><text:span text:style-name="T147">public</text:span><text:span text:style-name="T148"> </text:span><text:span text:style-name="T147">class</text:span><text:span text:style-name="T148"> JpaUserRepository </text:span><text:span text:style-name="T147">implements</text:span><text:span text:style-name="T148"> UserRepository {</text:span></text:p>
          <text:p><text:span text:style-name="T148"><text:s text:c="2"/></text:span><text:span text:style-name="T148">...</text:span></text:p>
          <text:p><text:span text:style-name="T148">}</text:span></text:p>
          <text:p><text:span text:style-name="T148"/></text:p>
          <text:p text:style-name="P6"><text:span text:style-name="T149">@Bean</text:span><text:span text:style-name="T150"> BeanPostProcessor persistenceExceptionBeanPostProcessor() {</text:span></text:p>
          <text:p text:style-name="P6"><text:span text:style-name="T151"><text:s text:c="2"/></text:span><text:span text:style-name="T151">return</text:span><text:span text:style-name="T150"> </text:span><text:span text:style-name="T151">new</text:span><text:span text:style-name="T150"> PersistenceExceptionTranslationPostProcessor();</text:span></text:p>
          <text:p text:style-name="P6"><text:span text:style-name="T15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57" draw:id="id57" draw:layer="layout" svg:width="25.753cm" svg:height="9.173cm" svg:x="1.016cm" svg:y="9.483cm">
          <text:p text:style-name="P6"><text:span text:style-name="T129">&lt;</text:span><text:span text:style-name="T130">context-param</text:span><text:span text:style-name="T129">&gt;</text:span></text:p>
          <text:p text:style-name="P6"><text:span text:style-name="T133"><text:s text:c="4"/></text:span><text:span text:style-name="T133"><text:tab/></text:span><text:span text:style-name="T129">&lt;</text:span><text:span text:style-name="T130">param-name</text:span><text:span text:style-name="T129">&gt;</text:span><text:span text:style-name="T133">contextConfigLocation</text:span><text:span text:style-name="T129">&lt;/</text:span><text:span text:style-name="T130">param-name</text:span><text:span text:style-name="T129">&gt;</text:span></text:p>
          <text:p text:style-name="P6"><text:span text:style-name="T133"><text:s text:c="4"/></text:span><text:span text:style-name="T133"><text:tab/></text:span><text:span text:style-name="T129">&lt;</text:span><text:span text:style-name="T130">param-value</text:span><text:span text:style-name="T129">&gt;</text:span></text:p>
          <text:p text:style-name="P6"><text:span text:style-name="T133"><text:s text:c="4"/></text:span><text:span text:style-name="T133"><text:tab/></text:span><text:span text:style-name="T133">/WEB-INF/applicationContext.xml</text:span></text:p>
          <text:p text:style-name="P6"><text:span text:style-name="T133"><text:s text:c="4"/></text:span><text:span text:style-name="T133"><text:tab/></text:span><text:span text:style-name="T129">&lt;/</text:span><text:span text:style-name="T130">param-value</text:span><text:span text:style-name="T129">&gt;</text:span></text:p>
          <text:p text:style-name="P6"><text:span text:style-name="T129">&lt;/</text:span><text:span text:style-name="T130">context-param</text:span><text:span text:style-name="T129">&gt;</text:span></text:p>
          <text:p text:style-name="P6"><text:span text:style-name="T165"/></text:p>
          <text:p text:style-name="P6"><text:span text:style-name="T129">&lt;</text:span><text:span text:style-name="T130">listener</text:span><text:span text:style-name="T129">&gt;</text:span></text:p>
          <text:p text:style-name="P6"><text:span text:style-name="T133"><text:s text:c="4"/></text:span><text:span text:style-name="T133"><text:tab/></text:span><text:span text:style-name="T129">&lt;</text:span><text:span text:style-name="T130">listener-class</text:span><text:span text:style-name="T129">&gt;</text:span></text:p>
          <text:p text:style-name="P6"><text:span text:style-name="T129"><text:s text:c="9"/></text:span><text:span text:style-name="T133">org.springframework.web.context.ContextLoaderListener</text:span></text:p>
          <text:p text:style-name="P6"><text:span text:style-name="T133"><text:s text:c="7"/></text:span><text:span text:style-name="T129">&lt;/</text:span><text:span text:style-name="T130">listener-class</text:span><text:span text:style-name="T129">&gt;</text:span></text:p>
          <text:p text:style-name="P6"><text:span text:style-name="T129">&lt;/</text:span><text:span text:style-name="T130">listener</text:span><text:span text:style-name="T12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8" draw:id="id58" draw:layer="layout" svg:width="10.922cm" svg:height="2.286cm" svg:x="3.302cm" svg:y="6.35cm">
          <text:p text:style-name="P1">Optionnel (par défaut : </text:p>
          <text:p text:style-name="P1"><text:span text:style-name="T116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9" draw:id="id59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60" draw:id="id60" draw:layer="layout" svg:width="25.753cm" svg:height="10.443cm" svg:x="1.015cm" svg:y="9.115cm">
          <text:p text:style-name="P6"><text:span text:style-name="T166">public</text:span><text:span text:style-name="T167"> </text:span><text:span text:style-name="T166">class</text:span><text:span text:style-name="T167"> ListUsersServlet </text:span><text:span text:style-name="T166">extends</text:span><text:span text:style-name="T167"> HttpServlet {</text:span></text:p>
          <text:p text:style-name="P6"><text:span text:style-name="T167"/></text:p>
          <text:p text:style-name="P6"><text:span text:style-name="T167"><text:s text:c="2"/></text:span><text:span text:style-name="T166">private</text:span><text:span text:style-name="T167"> UserService </text:span><text:span text:style-name="T168">userService</text:span><text:span text:style-name="T167">;</text:span></text:p>
          <text:p text:style-name="P6"><text:span text:style-name="T167"/></text:p>
          <text:p text:style-name="P6"><text:span text:style-name="T169"><text:s text:c="2"/></text:span><text:span text:style-name="T169">@Override</text:span></text:p>
          <text:p text:style-name="P6"><text:span text:style-name="T166"><text:s text:c="2"/></text:span><text:span text:style-name="T166">public</text:span><text:span text:style-name="T167"> </text:span><text:span text:style-name="T166">void</text:span><text:span text:style-name="T167"> init() </text:span><text:span text:style-name="T166">throws</text:span><text:span text:style-name="T167"> ServletException {</text:span></text:p>
          <text:p text:style-name="P6"><text:span text:style-name="T167"><text:s text:c="4"/></text:span><text:span text:style-name="T167">ApplicationContext ctx = </text:span></text:p>
          <text:p text:style-name="P6"><text:span text:style-name="T167"><text:s text:c="6"/></text:span><text:span text:style-name="T167">WebApplicationContextUtils.</text:span><text:span text:style-name="T170">getRequiredWebApplicationContext</text:span><text:span text:style-name="T167">(</text:span></text:p>
          <text:p text:style-name="P6"><text:span text:style-name="T167"><text:s text:c="8"/></text:span><text:span text:style-name="T167">getServletContext()</text:span></text:p>
          <text:p text:style-name="P6"><text:span text:style-name="T167"><text:s text:c="4"/></text:span><text:span text:style-name="T167">);</text:span></text:p>
          <text:p text:style-name="P6"><text:span text:style-name="T168"><text:s text:c="4"/></text:span><text:span text:style-name="T168">userService</text:span><text:span text:style-name="T167"> = ctx.getBean(UserService.</text:span><text:span text:style-name="T166">class</text:span><text:span text:style-name="T167">);</text:span></text:p>
          <text:p text:style-name="P6"><text:span text:style-name="T167"><text:s text:c="2"/></text:span><text:span text:style-name="T167">}</text:span></text:p>
          <text:p text:style-name="P6"><text:span text:style-name="T171"><text:s text:c="2"/></text:span><text:span text:style-name="T171">(...) </text:span></text:p>
          <text:p text:style-name="P6"><text:span text:style-name="T171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xml:id="id61" draw:id="id61" draw:layer="layout" svg:width="25.753cm" svg:height="7.142cm" svg:x="1.014cm" svg:y="5.914cm">
          <text:p text:style-name="P6"><text:span text:style-name="T172">&lt;!-- ne surtout PAS utiliser ce DataSource en production ! --&gt;</text:span></text:p>
          <text:p text:style-name="P6"><text:span text:style-name="T173">&lt;</text:span><text:span text:style-name="T174">bean</text:span><text:span text:style-name="T175"> </text:span><text:span text:style-name="T176">id</text:span><text:span text:style-name="T177">=</text:span><text:span text:style-name="T178">"dataSource"</text:span><text:span text:style-name="T175"> </text:span><text:span text:style-name="T176">class</text:span><text:span text:style-name="T177">=</text:span><text:span text:style-name="T178">"o.s.jdbc.datasource.SingleConnectionDataSource"</text:span><text:span text:style-name="T173">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driverClassName"</text:span><text:span text:style-name="T175"> </text:span><text:span text:style-name="T176">value</text:span><text:span text:style-name="T177">=</text:span><text:span text:style-name="T178">"</text:span><text:span text:style-name="T179">${db.driver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rl"</text:span><text:span text:style-name="T175"> </text:span><text:span text:style-name="T176">value</text:span><text:span text:style-name="T177">=</text:span><text:span text:style-name="T178">"</text:span><text:span text:style-name="T179">${db.url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sername"</text:span><text:span text:style-name="T175"> </text:span><text:span text:style-name="T176">value</text:span><text:span text:style-name="T177">=</text:span><text:span text:style-name="T178">"</text:span><text:span text:style-name="T179">${db.username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password"</text:span><text:span text:style-name="T175"> </text:span><text:span text:style-name="T176">value</text:span><text:span text:style-name="T177">=</text:span><text:span text:style-name="T178">"</text:span><text:span text:style-name="T179">${db.password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suppressClose"</text:span><text:span text:style-name="T175"> </text:span><text:span text:style-name="T176">value</text:span><text:span text:style-name="T177">=</text:span><text:span text:style-name="T178">"true"</text:span><text:span text:style-name="T175"> </text:span><text:span text:style-name="T173">/&gt;</text:span><text:span text:style-name="T177"> </text:span></text:p>
          <text:p text:style-name="P6"><text:span text:style-name="T173">&lt;/</text:span><text:span text:style-name="T174">bean</text:span><text:span text:style-name="T173">&gt;</text:span></text:p>
          <text:p text:style-name="P6"><text:span text:style-name="T177"/></text:p>
          <text:p text:style-name="P6"><text:span text:style-name="T180">&lt;</text:span><text:span text:style-name="T181">context:property-placeholder</text:span><text:span text:style-name="T182"> </text:span></text:p>
          <text:p text:style-name="P6"><text:span text:style-name="T183"><text:s text:c="2"/></text:span><text:span text:style-name="T183">location</text:span><text:span text:style-name="T184">=</text:span><text:span text:style-name="T179">"file:./application-configuration.properties"</text:span><text:span text:style-name="T180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62" draw:id="id62" draw:layer="layout" svg:width="25.753cm" svg:height="3.389cm" svg:x="1.013cm" svg:y="15.013cm">
          <text:p text:style-name="P6"><text:span text:style-name="T185">db.driver=org.h2.Driver</text:span></text:p>
          <text:p text:style-name="P6"><text:span text:style-name="T185">db.url=jdbc:h2:tcp://localhost/mem:spring_workshop</text:span></text:p>
          <text:p text:style-name="P6"><text:span text:style-name="T185">db.username=sa</text:span></text:p>
          <text:p text:style-name="P6"><text:span text:style-name="T185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6" xml:id="id63" draw:id="id63" draw:layer="layout" svg:width="11.416cm" svg:height="0.962cm" svg:x="0.762cm" svg:y="13.962cm">
          <draw:text-box>
            <text:p><text:span text:style-name="T116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7" xml:id="id64" draw:id="id64" draw:layer="layout" svg:width="25.753cm" svg:height="7.548cm" svg:x="1.014cm" svg:y="4.814cm"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in-memory-db"</text:span><text:span text:style-name="T186">&gt;</text:span></text:p>
          <text:p text:style-name="P6"><text:span text:style-name="T186"><text:s text:c="2"/></text:span><text:span text:style-name="T186">&lt;</text:span><text:span text:style-name="T187">jdbc:embedded-database</text:span><text:span text:style-name="T171"> </text:span><text:span text:style-name="T188">id</text:span><text:span text:style-name="T189">=</text:span><text:span text:style-name="T190">"dataSource"</text:span><text:span text:style-name="T171"> </text:span><text:span text:style-name="T188">type</text:span><text:span text:style-name="T189">=</text:span><text:span text:style-name="T190">"H2"</text:span><text:span text:style-name="T186">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create-tables.sql"</text:span><text:span text:style-name="T171"> </text:span><text:span text:style-name="T186">/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insert-data.sql"</text:span><text:span text:style-name="T171"> </text:span><text:span text:style-name="T186">/&gt;</text:span></text:p>
          <text:p text:style-name="P6"><text:span text:style-name="T186"><text:s text:c="2"/></text:span><text:span text:style-name="T186">&lt;/</text:span><text:span text:style-name="T187">jdbc:embedded-database</text:span><text:span text:style-name="T186">&gt;</text:span></text:p>
          <text:p text:style-name="P6"><text:span text:style-name="T186">&lt;/</text:span><text:span text:style-name="T187">beans</text:span><text:span text:style-name="T186">&gt;</text:span></text:p>
          <text:p text:style-name="P6"><text:span text:style-name="T189"/></text:p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standalone-db"</text:span><text:span text:style-name="T186">&gt;</text:span></text:p>
          <text:p text:style-name="P6"><text:span text:style-name="T185"><text:s text:c="2"/></text:span><text:span text:style-name="T185">(...)</text:span></text:p>
          <text:p text:style-name="P6"><text:span text:style-name="T186">&lt;/</text:span><text:span text:style-name="T187">beans</text:span><text:span text:style-name="T18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8" xml:id="id65" draw:id="id65" draw:layer="layout" svg:width="25.753cm" svg:height="1.119cm" svg:x="0.994cm" svg:y="13.613cm">
          <text:p text:style-name="P6"><text:span text:style-name="T191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7" xml:id="id66" draw:id="id66" draw:layer="layout" svg:width="25.753cm" svg:height="1.119cm" svg:x="0.993cm" svg:y="15.112cm">
          <text:p text:style-name="P6"><text:span text:style-name="T192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7" xml:id="id67" draw:id="id67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93">// dans</text:span><text:span text:style-name="T20"> </text:span><text:span text:style-name="T193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7" draw:layer="layout" svg:width="25.753cm" svg:height="10.758cm" svg:x="1.014cm" svg:y="6.414cm">
          <text:p><text:span text:style-name="T169">@Configuration</text:span></text:p>
          <text:p><text:span text:style-name="T194">public</text:span><text:span text:style-name="T195"> </text:span><text:span text:style-name="T194">class</text:span><text:span text:style-name="T195"> ApplicationConfiguration { </text:span></text:p>
          <text:p><text:span text:style-name="T167"><text:tab/></text:span></text:p>
          <text:p><text:span text:style-name="T195"><text:tab/></text:span><text:span text:style-name="T196">@Autowired</text:span><text:span text:style-name="T195"> Environment </text:span><text:span text:style-name="T197">environment</text:span><text:span text:style-name="T195">;</text:span></text:p>
          <text:p><text:span text:style-name="T167"><text:tab/></text:span></text:p>
          <text:p><text:span text:style-name="T195"><text:tab/></text:span><text:span text:style-name="T196">@Bean</text:span><text:span text:style-name="T195"> </text:span><text:span text:style-name="T194">public</text:span><text:span text:style-name="T195"> ObjectMapper jsonMapper() {</text:span></text:p>
          <text:p><text:span text:style-name="T195"><text:tab/></text:span><text:span text:style-name="T195"><text:tab/></text:span><text:span text:style-name="T195">ObjectMapper </text:span><text:span text:style-name="T198">mapper</text:span><text:span text:style-name="T195"> = </text:span><text:span text:style-name="T194">new</text:span><text:span text:style-name="T195"> ObjectMapper();</text:span></text:p>
          <text:p><text:span text:style-name="T195"><text:tab/></text:span><text:span text:style-name="T195"><text:tab/></text:span><text:span text:style-name="T194">if</text:span><text:span text:style-name="T195">(</text:span><text:span text:style-name="T197">environment</text:span><text:span text:style-name="T195">.acceptsProfiles(</text:span><text:span text:style-name="T199">"debug"</text:span><text:span text:style-name="T195">)) {</text:span></text:p>
          <text:p><text:span text:style-name="T195"><text:tab/></text:span><text:span text:style-name="T195"><text:tab/></text:span><text:span text:style-name="T195"><text:tab/></text:span><text:span text:style-name="T198">mapper</text:span><text:span text:style-name="T195">.enable(SerializationFeature.</text:span><text:span text:style-name="T200">INDENT_OUTPUT</text:span><text:span text:style-name="T195">);</text:span></text:p>
          <text:p><text:span text:style-name="T167"><text:tab/></text:span><text:span text:style-name="T167"><text:tab/></text:span><text:span text:style-name="T167">}</text:span></text:p>
          <text:p><text:span text:style-name="T195"><text:tab/></text:span><text:span text:style-name="T195"><text:tab/></text:span><text:span text:style-name="T194">return</text:span><text:span text:style-name="T195"> </text:span><text:span text:style-name="T198">mapper</text:span><text:span text:style-name="T195">;</text:span></text:p>
          <text:p><text:span text:style-name="T167"><text:tab/></text:span><text:span text:style-name="T167">}</text:span></text:p>
          <text:p><text:span text:style-name="T167"><text:tab/></text:span></text:p>
          <text:p><text:span text:style-name="T167">}</text:span></text:p>
          <text:p><text:span text:style-name="T171"/></text:p>
          <text:p><text:span text:style-name="T171"/></text:p>
          <text:p><text:span text:style-name="T17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Boo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But : rendre Spring plus accessible</text:p>
              </text:list-item>
              <text:list-item>
                <text:p>Principes</text:p>
                <text:list>
                  <text:list-item>
                    <text:p>“Convention over configuration”</text:p>
                  </text:list-item>
                  <text:list-item>
                    <text:p>Configuration automatique...</text:p>
                  </text:list-item>
                  <text:list-item>
                    <text:p>Mais surchargeable...</text:p>
                  </text:list-item>
                  <text:list-item>
                    <text:p>En fonction du classpath</text:p>
                  </text:list-item>
                </text:list>
              </text:list-item>
              <text:list-item>
                <text:p>Le moyen le plus simple d'utiliser Spring</text:p>
              </text:list-item>
              <text:list-item>
                <text:p>Focus sur la configuration Ja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ment commencer ?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aire un projet Maven</text:p>
                <text:list>
                  <text:list-item>
                    <text:p>Marche aussi avec Gradle</text:p>
                  </text:list-item>
                </text:list>
              </text:list-item>
              <text:list-item>
                <text:p>Ajouter des dépendances Spring Boot</text:p>
              </text:list-item>
            </text:list>
          </draw:text-box>
        </draw:frame>
        <draw:custom-shape draw:style-name="gr4" draw:text-style-name="P29" draw:layer="layout" svg:width="25.753cm" svg:height="9.587cm" svg:x="1.014cm" svg:y="9.6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pendances “starters”</text:p>
          </draw:text-box>
        </draw:frame>
        <draw:custom-shape draw:style-name="gr4" draw:text-style-name="P29" draw:layer="layout" svg:width="19.17cm" svg:height="9.587cm" svg:x="1.014cm" svg:y="7.4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974cm" svg:x="19.698cm" svg:y="4.333cm">
          <text:p text:style-name="P1">Positionne des propriétés Maven</text:p>
          <text:p text:style-name="P1">(ex. : numéros de versions)</text:p>
          <draw:enhanced-geometry svg:viewBox="0 0 21600 21600" draw:mirror-horizontal="false" draw:type="line-callout-2" draw:modifiers="-24188.8619854722 30559.4621848739 -14304.1162227603 15715.9597726279 -813.922518159806 4015.058823529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3.781cm" svg:x="20.731cm" svg:y="9.272cm">
          <text:p text:style-name="P1">Le nécessaire pour le développement web avec Spring</text:p>
          <text:p text:style-name="P1">(Spring MVC, Jackson, etc)</text:p>
          <draw:enhanced-geometry svg:viewBox="0 0 21600 21600" draw:mirror-horizontal="false" draw:type="line-callout-2" draw:modifiers="-13810.5326876513 22890.745637229 -9855.32687651332 14455.8305994632 -813.922518159806 3164.040190375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7" draw:layer="layout" svg:width="25.753cm" svg:height="6.21cm" svg:x="1.014cm" svg:y="9.1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248cm" svg:x="18.298cm" svg:y="7.051cm">
          <text:p text:style-name="P1">Ecrire une méthode main</text:p>
          <draw:enhanced-geometry svg:viewBox="0 0 21600 21600" draw:mirror-horizontal="false" draw:type="line-callout-2" draw:modifiers="-24188.8619854722 40424.36638506 -14304.1162227603 15715.9597726279 -813.922518159806 5311.160515784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2.131cm" svg:x="19.752cm" svg:y="15.206cm">
          <text:p text:style-name="P1">Démarre un conteneur web</text:p>
          <draw:enhanced-geometry svg:viewBox="0 0 21600 21600" draw:mirror-horizontal="false" draw:type="line-callout-2" draw:modifiers="-30046.4891041162 -21285.9287054409 -15055.9322033898 -1357.7142857142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30" draw:layer="layout" svg:width="25.753cm" svg:height="6.21cm" svg:x="1.014cm" svg:y="12.614cm">
          <text:p text:style-name="P6"><text:span text:style-name="T206"/></text:p>
          <text:p text:style-name="P6"><text:span text:style-name="T206"><text:s text:c="2"/></text:span><text:span text:style-name="T206">. <text:s text:c="2"/>____ <text:s text:c="9"/>_ <text:s text:c="11"/>__ _ _</text:span></text:p>
          <text:p text:style-name="P6"><text:span text:style-name="T206"><text:s/></text:span><text:span text:style-name="T206">/\\ / ___'_ __ _ _(_)_ __ <text:s/>__ _ \ \ \ \</text:span></text:p>
          <text:p text:style-name="P6"><text:span text:style-name="T206">( ( )\___ | '_ | '_| | '_ \/ _` | \ \ \ \</text:span></text:p>
          <text:p text:style-name="P6"><text:span text:style-name="T206"><text:s/></text:span><text:span text:style-name="T206">\\/ <text:s/>___)| |_)| | | | | || (_| | <text:s/>) ) ) )</text:span></text:p>
          <text:p text:style-name="P6"><text:span text:style-name="T206"><text:s text:c="2"/></text:span><text:span text:style-name="T206">' <text:s/>|____| .__|_| |_|_| |_\__, | / / / /</text:span></text:p>
          <text:p text:style-name="P6"><text:span text:style-name="T206"><text:s/></text:span><text:span text:style-name="T206">=========|_|==============|___/=/_/_/_/</text:span></text:p>
          <text:p text:style-name="P6"><text:span text:style-name="T206"><text:s/></text:span><text:span text:style-name="T206">:: Spring Boot :: <text:s text:c="12"/>(v1.3.0.M5)</text:span></text:p>
          <text:p text:style-name="P6"><text:span text:style-name="T206"/></text:p>
          <text:p text:style-name="P6"><text:span text:style-name="T206">2015-08-21 10:59:32.492 <text:s/>INFO 9337 --- [main] com.zenika.Application <text:s text:c="18"/>: </text:span></text:p>
          <text:p text:style-name="P6"><text:span text:style-name="T206">2015-08-21 10:59:32.538 <text:s/>INFO 9337 --- [main] ationConfigEmbeddedWebApplicationContext : Refreshing ...</text:span></text:p>
          <text:p text:style-name="P6"><text:span text:style-name="T206"/></text:p>
          <text:p text:style-name="P6"><text:span text:style-name="T206">2015-08-21 10:59:37.734 <text:s/>INFO 9337 --- [main] s.b.c.e.t.TomcatEmbeddedServletContainer : Tomcat started on port(s): 8080 (http)</text:span></text:p>
          <text:p text:style-name="P6"><text:span text:style-name="T206">2015-08-21 10:59:37.741 <text:s/>INFO 9337 --- [main] com.zenika.Application <text:s text:c="18"/>: Started Application in 5.532 seconds (JVM running for 5.894)</text:span></text:p>
          <text:p text:style-name="P6"><text:span text:style-name="T20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1" draw:layer="layout" svg:width="25.753cm" svg:height="6.21cm" svg:x="1.014cm" svg:y="5.3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ackaging</text:p>
          </draw:text-box>
        </draw:frame>
        <draw:custom-shape draw:style-name="gr4" draw:text-style-name="P32" draw:layer="layout" svg:width="25.753cm" svg:height="6.21cm" svg:x="1.014cm" svg:y="12.614cm">
          <text:p text:style-name="P6"><text:span text:style-name="T207">$ </text:span><text:span text:style-name="T208">mvn clean package</text:span></text:p>
          <text:p text:style-name="P6"><text:span text:style-name="T207">... </text:span></text:p>
          <text:p text:style-name="P6"><text:span text:style-name="T207">$ </text:span><text:span text:style-name="T208">ls -alh target/</text:span></text:p>
          <text:p text:style-name="P6"><text:span text:style-name="T207">total 18M</text:span></text:p>
          <text:p text:style-name="P6"><text:span text:style-name="T207">drwxrwxr-x 6 acogoluegnes acogoluegnes 4,0K août <text:s/>21 11:11 .</text:span></text:p>
          <text:p text:style-name="P6"><text:span text:style-name="T207">drwxrwxr-x 5 acogoluegnes acogoluegnes 4,0K août <text:s/>21 11:11 ..</text:span></text:p>
          <text:p text:style-name="P6"><text:span text:style-name="T207">drwxrwxr-x 5 acogoluegnes acogoluegnes 4,0K août <text:s/>21 11:11 classes</text:span></text:p>
          <text:p text:style-name="P6"><text:span text:style-name="T207">drwxrwxr-x 3 acogoluegnes acogoluegnes 4,0K août <text:s/>21 11:11 generated-sources</text:span></text:p>
          <text:p text:style-name="P6"><text:span text:style-name="T207">drwxrwxr-x 2 acogoluegnes acogoluegnes 4,0K août <text:s/>21 11:11 maven-archiver</text:span></text:p>
          <text:p text:style-name="P6"><text:span text:style-name="T207">drwxrwxr-x 3 acogoluegnes acogoluegnes 4,0K août <text:s/>21 11:11 maven-status</text:span></text:p>
          <text:p text:style-name="P6"><text:span text:style-name="T208">-rw-rw-r-- 1 acogoluegnes acogoluegnes <text:s/>18M août <text:s/>21 11:11 spring-boot-solution-1.3.0.M4.jar</text:span></text:p>
          <text:p text:style-name="P6"><text:span text:style-name="T207">-rw-rw-r-- 1 acogoluegnes acogoluegnes 148K août <text:s/>21 11:11 spring-boot-solution-1.3.0.M4.jar.original</text:span></text:p>
          <text:p text:style-name="P6"><text:span text:style-name="T20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3" draw:layer="layout" svg:width="25.753cm" svg:height="6.252cm" svg:x="1.014cm" svg:y="5.314cm">
          <text:p text:style-name="P6"><text:span text:style-name="T48">&lt;!-- pom.xml --&gt;</text:span></text:p>
          <text:p text:style-name="P6"><text:span text:style-name="T209">&lt;</text:span><text:span text:style-name="T210">build</text:span><text:span text:style-name="T209">&gt;</text:span></text:p>
          <text:p text:style-name="P6"><text:span text:style-name="T211"><text:s text:c="4"/></text:span><text:span text:style-name="T209">&lt;</text:span><text:span text:style-name="T210">plugins</text:span><text:span text:style-name="T209">&gt;</text:span></text:p>
          <text:p text:style-name="P6"><text:span text:style-name="T211"><text:s text:c="8"/></text:span><text:span text:style-name="T209">&lt;</text:span><text:span text:style-name="T210">plugin</text:span><text:span text:style-name="T209">&gt;</text:span></text:p>
          <text:p text:style-name="P6"><text:span text:style-name="T211"><text:s text:c="12"/></text:span><text:span text:style-name="T209">&lt;</text:span><text:span text:style-name="T210">groupId</text:span><text:span text:style-name="T209">&gt;</text:span><text:span text:style-name="T211">org.springframework.boot</text:span><text:span text:style-name="T209">&lt;/</text:span><text:span text:style-name="T210">groupId</text:span><text:span text:style-name="T209">&gt;</text:span></text:p>
          <text:p text:style-name="P6"><text:span text:style-name="T211"><text:s text:c="12"/></text:span><text:span text:style-name="T209">&lt;</text:span><text:span text:style-name="T210">artifactId</text:span><text:span text:style-name="T209">&gt;</text:span><text:span text:style-name="T211">spring-boot-maven-plugin</text:span><text:span text:style-name="T209">&lt;/</text:span><text:span text:style-name="T210">artifactId</text:span><text:span text:style-name="T209">&gt;</text:span></text:p>
          <text:p text:style-name="P6"><text:span text:style-name="T211"><text:s text:c="9"/></text:span><text:span text:style-name="T209">&lt;/</text:span><text:span text:style-name="T210">plugin</text:span><text:span text:style-name="T209">&gt;</text:span></text:p>
          <text:p text:style-name="P6"><text:span text:style-name="T211"><text:s text:c="4"/></text:span><text:span text:style-name="T209">&lt;/</text:span><text:span text:style-name="T210">plugins</text:span><text:span text:style-name="T209">&gt;</text:span></text:p>
          <text:p text:style-name="P6"><text:span text:style-name="T209">&lt;/</text:span><text:span text:style-name="T210">build</text:span><text:span text:style-name="T20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1.431cm" svg:y="10.149cm">
          <text:p text:style-name="P1">JAR exécutable</text:p>
          <draw:enhanced-geometry svg:viewBox="0 0 21600 21600" draw:mirror-horizontal="false" draw:type="line-callout-2" draw:modifiers="-10659.4430992736 66704.6904315197 -7037.65133171913 19219.136960600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AR exécutable</text:p>
          </draw:text-box>
        </draw:frame>
        <draw:custom-shape draw:style-name="gr4" draw:text-style-name="P34" draw:layer="layout" svg:width="26.761cm" svg:height="7.169cm" svg:x="0.504cm" svg:y="6.514cm">
          <text:p text:style-name="P6"><text:span text:style-name="T212">$ </text:span><text:span text:style-name="T213">java -jar target/spring-boot-solution-1.3.0.M5.jar</text:span></text:p>
          <text:p text:style-name="P6"><text:span text:style-name="T212"><text:s text:c="2"/></text:span><text:span text:style-name="T212">. <text:s text:c="2"/>____ <text:s text:c="9"/>_ <text:s text:c="11"/>__ _ _</text:span></text:p>
          <text:p text:style-name="P6"><text:span text:style-name="T212"><text:s/></text:span><text:span text:style-name="T212">/\\ / ___'_ __ _ _(_)_ __ <text:s/>__ _ \ \ \ \</text:span></text:p>
          <text:p text:style-name="P6"><text:span text:style-name="T212">( ( )\___ | '_ | '_| | '_ \/ _` | \ \ \ \</text:span></text:p>
          <text:p text:style-name="P6"><text:span text:style-name="T212"><text:s/></text:span><text:span text:style-name="T212">\\/ <text:s/>___)| |_)| | | | | || (_| | <text:s/>) ) ) )</text:span></text:p>
          <text:p text:style-name="P6"><text:span text:style-name="T212"><text:s text:c="2"/></text:span><text:span text:style-name="T212">' <text:s/>|____| .__|_| |_|_| |_\__, | / / / /</text:span></text:p>
          <text:p text:style-name="P6"><text:span text:style-name="T212"><text:s/></text:span><text:span text:style-name="T212">=========|_|==============|___/=/_/_/_/</text:span></text:p>
          <text:p text:style-name="P6"><text:span text:style-name="T212"><text:s/></text:span><text:span text:style-name="T212">:: Spring Boot :: <text:s text:c="12"/>(v1.3.0.M5)</text:span></text:p>
          <text:p text:style-name="P6"><text:span text:style-name="T212"/></text:p>
          <text:p text:style-name="P6"><text:span text:style-name="T212">...</text:span></text:p>
          <text:p text:style-name="P6"><text:span text:style-name="T212"/></text:p>
          <text:p text:style-name="P6"><text:span text:style-name="T212">2015-08-21 11:17:00.340 <text:s/>INFO 9864 --- [main] Tomcat started on port(s): 8080 (http)</text:span></text:p>
          <text:p text:style-name="P6"><text:span text:style-name="T212">2015-08-21 11:17:00.348 <text:s/>INFO 9864 --- [main] Started Application in 7.31 seconds (JVM running for 7.845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3 annotations en 1</text:p>
                <text:list>
                  <text:list-item>
                    <text:p>@Configuration</text:p>
                  </text:list-item>
                  <text:list-item>
                    <text:p>@ComponentScan (scanne depuis la classe annotée)</text:p>
                  </text:list-item>
                  <text:list-item>
                    <text:p>@EnableAutoConfiguration</text:p>
                  </text:list-item>
                </text:list>
              </text:list-item>
            </text:list>
          </draw:text-box>
        </draw:frame>
        <draw:custom-shape draw:style-name="gr4" draw:text-style-name="P31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er Spring dans Spring Boot ?</text:p>
                <text:list>
                  <text:list-item>
                    <text:p>Classes @Configuration</text:p>
                  </text:list-item>
                  <text:list-item>
                    <text:p>Dans l'arborescence de Application</text:p>
                  </text:list-item>
                  <text:list-item>
                    <text:p>Configurer comme d'habitude</text:p>
                  </text:list-item>
                </text:list>
              </text:list-item>
            </text:list>
          </draw:text-box>
        </draw:frame>
        <draw:custom-shape draw:style-name="gr4" draw:text-style-name="P31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EnableAutoconfigur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utomatique</text:p>
              </text:list-item>
              <text:list-item>
                <text:p>Configuration</text:p>
                <text:list>
                  <text:list-item>
                    <text:p>Selon la présence de librairies sur le classpath</text:p>
                  </text:list-item>
                  <text:list-item>
                    <text:p>Selon la présence de beans Spring</text:p>
                  </text:list-item>
                </text:list>
              </text:list-item>
              <text:list-item>
                <text:p>Exemples</text:p>
                <text:list>
                  <text:list-item>
                    <text:p>Spring MVC présent =&gt; DispatcherServlet déclarée</text:p>
                  </text:list-item>
                  <text:list-item>
                    <text:p>H2 présent =&gt; DataSource embarqué déclaré</text:p>
                  </text:list-item>
                  <text:list-item>
                    <text:p>Bean DataSource =&gt; JdbcTemplate déclar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rôleur REST “hello world”</text:p>
          </draw:text-box>
        </draw:frame>
        <draw:custom-shape draw:style-name="gr4" draw:text-style-name="P35" draw:layer="layout" svg:width="25.753cm" svg:height="12.265cm" svg:x="1.014cm" svg:y="6.414cm">
          <text:p text:style-name="P6"><text:span text:style-name="T214">@SpringBootApplication</text:span></text:p>
          <text:p text:style-name="P6"><text:span text:style-name="T215">public</text:span><text:span text:style-name="T216"> </text:span><text:span text:style-name="T215">class</text:span><text:span text:style-name="T216"> Application {</text:span></text:p>
          <text:p text:style-name="P6"><text:span text:style-name="T214"/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void</text:span><text:span text:style-name="T216"> main(String[] </text:span><text:span text:style-name="T217">args</text:span><text:span text:style-name="T216">) {</text:span></text:p>
          <text:p text:style-name="P6"><text:span text:style-name="T216"><text:s text:c="8"/></text:span><text:span text:style-name="T216">SpringApplication.</text:span><text:span text:style-name="T218">run</text:span><text:span text:style-name="T216">(Application.</text:span><text:span text:style-name="T215">class</text:span><text:span text:style-name="T216">);</text:span></text:p>
          <text:p text:style-name="P6"><text:span text:style-name="T214"><text:s text:c="4"/></text:span><text:span text:style-name="T216">}</text:span></text:p>
          <text:p text:style-name="P6"><text:span text:style-name="T216"/></text:p>
          <text:p text:style-name="P6"><text:span text:style-name="T214"><text:s text:c="4"/></text:span><text:span text:style-name="T214">@RestController</text:span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class</text:span><text:span text:style-name="T216"> HelloController {</text:span></text:p>
          <text:p text:style-name="P6"><text:span text:style-name="T216"/></text:p>
          <text:p text:style-name="P6"><text:span text:style-name="T216"><text:s text:c="8"/></text:span><text:span text:style-name="T214">@RequestMapping</text:span><text:span text:style-name="T216">(</text:span><text:span text:style-name="T219">"/hello"</text:span><text:span text:style-name="T216">)</text:span></text:p>
          <text:p text:style-name="P6"><text:span text:style-name="T216"><text:s text:c="8"/></text:span><text:span text:style-name="T215">public</text:span><text:span text:style-name="T216"> String hello() {</text:span></text:p>
          <text:p text:style-name="P6"><text:span text:style-name="T216"><text:s text:c="12"/></text:span><text:span text:style-name="T215">return</text:span><text:span text:style-name="T216"> </text:span><text:span text:style-name="T219">"Hello world!"</text:span><text:span text:style-name="T216">;</text:span></text:p>
          <text:p text:style-name="P6"><text:span text:style-name="T216"><text:s text:c="8"/></text:span><text:span text:style-name="T216">}</text:span></text:p>
          <text:p text:style-name="P6"><text:span text:style-name="T216"/></text:p>
          <text:p text:style-name="P6"><text:span text:style-name="T216"><text:s text:c="4"/></text:span><text:span text:style-name="T216">}</text:span></text:p>
          <text:p text:style-name="P6"><text:span text:style-name="T216"/></text:p>
          <text:p text:style-name="P6"><text:span text:style-name="T2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0.409cm" svg:y="7.824cm">
          <text:p text:style-name="P1">Détecté par le component scan</text:p>
          <draw:enhanced-geometry svg:viewBox="0 0 21600 21600" draw:mirror-horizontal="false" draw:type="line-callout-2" draw:modifiers="-40415.0121065375 36807.1294559099 -13084.8668280872 29836.772983114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8.784cm" svg:height="2.548cm" svg:x="19.077cm" svg:y="10.575cm">
          <text:p text:style-name="P1">Appelée sur une requête HTTP</text:p>
          <text:p text:style-name="P1"><text:span text:style-name="T220">http://localhost:8080</text:span><text:span text:style-name="T116">/hello</text:span></text:p>
          <draw:enhanced-geometry svg:viewBox="0 0 21600 21600" draw:mirror-horizontal="false" draw:type="line-callout-2" draw:modifiers="-16065.3841775754 24955.6688897607 -8131.04154809334 18905.2961945861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ichiers application.properties</text:p>
              </text:list-item>
              <text:list-item>
                <text:p>Localisations, dans l'ordre de préférence :</text:p>
                <text:list>
                  <text:list-item>
                    <text:p>/config depuis le répertoire courant</text:p>
                  </text:list-item>
                  <text:list-item>
                    <text:p>Le répertoire courant</text:p>
                  </text:list-item>
                  <text:list-item>
                    <text:p>/config sur le classpath</text:p>
                  </text:list-item>
                  <text:list-item>
                    <text:p>Racine du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pplication.propertie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Qu'y trouve-t-on ?</text:p>
                <text:list>
                  <text:list-item>
                    <text:p>Les paramètres de l'auto-configuration</text:p>
                  </text:list-item>
                </text:list>
              </text:list-item>
              <text:list-item>
                <text:p>Par exemple, pour le conteneur web</text:p>
              </text:list-item>
            </text:list>
          </draw:text-box>
        </draw:frame>
        <draw:custom-shape draw:style-name="gr4" draw:text-style-name="P10" draw:layer="layout" svg:width="26.761cm" svg:height="2.494cm" svg:x="0.504cm" svg:y="10.714cm">
          <text:p text:style-name="P6"><text:span text:style-name="T167">server.port=9000</text:span></text:p>
          <text:p text:style-name="P6"><text:span text:style-name="T167">server.address=192.168.1.20</text:span></text:p>
          <text:p text:style-name="P6"><text:span text:style-name="T167">server.session.timeout=1800 # en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Exemples de paramètres disponibles</text:p>
                <text:list>
                  <text:list-item>
                    <text:p>Connexion base de données</text:p>
                  </text:list-item>
                  <text:list-item>
                    <text:p>Paramètres pool de connexions</text:p>
                  </text:list-item>
                  <text:list-item>
                    <text:p>Log (niveau, format)</text:p>
                  </text:list-item>
                  <text:list-item>
                    <text:p>Configuration SSL</text:p>
                  </text:list-item>
                  <text:list-item>
                    <text:p>Initialisation de la base de données</text:p>
                  </text:list-item>
                  <text:list-item>
                    <text:p>Etc.</text:p>
                  </text:list-item>
                </text:list>
              </text:list-item>
              <text:list-item>
                <text:p>Documentation de référence pour les paramètres disponib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onitoring avec 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Informations sur l'environnement</text:p>
                <text:list>
                  <text:list-item>
                    <text:p>Beans Spring, “health check”, etc</text:p>
                  </text:list-item>
                </text:list>
              </text:list-item>
              <text:list-item>
                <text:p>Exposés sur HTTP (“endpoints”)</text:p>
              </text:list-item>
              <text:list-item>
                <text:p>Pour la production et le développement</text:p>
                <text:list>
                  <text:list-item>
                    <text:p>Indications utiles sur l'application</text:p>
                  </text:list-item>
                </text:list>
              </text:list-item>
            </text:list>
          </draw:text-box>
        </draw:frame>
        <draw:custom-shape draw:style-name="gr4" draw:text-style-name="P27" draw:layer="layout" svg:width="25.753cm" svg:height="3.326cm" svg:x="1.014cm" svg:y="14.014cm">
          <text:p text:style-name="P6"><text:span text:style-name="T55">&lt;</text:span><text:span text:style-name="T56">dependency</text:span><text:span text:style-name="T55">&gt;</text:span></text:p>
          <text:p text:style-name="P6"><text:span text:style-name="T221"><text:s text:c="4"/></text:span><text:span text:style-name="T55">&lt;</text:span><text:span text:style-name="T56">groupId</text:span><text:span text:style-name="T55">&gt;</text:span><text:span text:style-name="T221">org.springframework.boot</text:span><text:span text:style-name="T55">&lt;/</text:span><text:span text:style-name="T56">groupId</text:span><text:span text:style-name="T55">&gt;</text:span></text:p>
          <text:p text:style-name="P6"><text:span text:style-name="T221"><text:s text:c="4"/></text:span><text:span text:style-name="T55">&lt;</text:span><text:span text:style-name="T56">artifactId</text:span><text:span text:style-name="T55">&gt;</text:span><text:span text:style-name="T221">spring-boot-starter-actuator</text:span><text:span text:style-name="T55">&lt;/</text:span><text:span text:style-name="T56">artifactId</text:span><text:span text:style-name="T55">&gt;</text:span></text:p>
          <text:p text:style-name="P6"><text:span text:style-name="T55">&lt;/</text:span><text:span text:style-name="T56">dependency</text:span><text:span text:style-name="T5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ccueil des endpoints</text:p>
              </text:list-item>
            </text:list>
          </draw:text-box>
        </draw:frame>
        <draw:custom-shape draw:style-name="gr4" draw:text-style-name="P27" draw:layer="layout" svg:width="25.753cm" svg:height="12.244cm" svg:x="1.114cm" svg:y="7.314cm">
          <text:p text:style-name="P6"><text:span text:style-name="T57">{</text:span></text:p>
          <text:p text:style-name="P6"><text:span text:style-name="T57"><text:s text:c="2"/></text:span><text:span text:style-name="T57">_links: {</text:span></text:p>
          <text:p text:style-name="P6"><text:span text:style-name="T57"><text:s text:c="4"/></text:span><text:span text:style-name="T57">self: {</text:span></text:p>
          <text:p text:style-name="P6"><text:span text:style-name="T57"><text:s text:c="4"/></text:span><text:span text:style-name="T57">href: "http://localhost:8080/actuator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autoconfig: {</text:span></text:p>
          <text:p text:style-name="P6"><text:span text:style-name="T57"><text:s text:c="4"/></text:span><text:span text:style-name="T57">href: "http://localhost:8080/autoconfig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beans: {</text:span></text:p>
          <text:p text:style-name="P6"><text:span text:style-name="T57"><text:s text:c="4"/></text:span><text:span text:style-name="T57">href: "http://localhost:8080/beans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... </text:span></text:p>
          <text:p text:style-name="P6"><text:span text:style-name="T5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health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ing des systèmes externes</text:p>
              </text:list-item>
            </text:list>
          </draw:text-box>
        </draw:frame>
        <draw:custom-shape draw:style-name="gr4" draw:text-style-name="P27" draw:layer="layout" svg:width="25.753cm" svg:height="12.244cm" svg:x="1.114cm" svg:y="7.314cm">
          <text:p text:style-name="P6"><text:span text:style-name="T57">{</text:span></text:p>
          <text:p text:style-name="P6"><text:span text:style-name="T57"><text:s text:c="2"/></text:span><text:span text:style-name="T57">status: "UP",</text:span></text:p>
          <text:p text:style-name="P6"><text:span text:style-name="T57"><text:s text:c="2"/></text:span><text:span text:style-name="T57">diskSpace: {</text:span></text:p>
          <text:p text:style-name="P6"><text:span text:style-name="T57"><text:s text:c="4"/></text:span><text:span text:style-name="T57">status: "UP",</text:span></text:p>
          <text:p text:style-name="P6"><text:span text:style-name="T57"><text:s text:c="4"/></text:span><text:span text:style-name="T57">total: 243905724416,</text:span></text:p>
          <text:p text:style-name="P6"><text:span text:style-name="T57"><text:s text:c="4"/></text:span><text:span text:style-name="T57">free: 110182084608,</text:span></text:p>
          <text:p text:style-name="P6"><text:span text:style-name="T57"><text:s text:c="4"/></text:span><text:span text:style-name="T57">threshold: 10485760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db: {</text:span></text:p>
          <text:p text:style-name="P6"><text:span text:style-name="T57"><text:s text:c="4"/></text:span><text:span text:style-name="T57">status: "UP",</text:span></text:p>
          <text:p text:style-name="P6"><text:span text:style-name="T57"><text:s text:c="4"/></text:span><text:span text:style-name="T57">database: "H2",</text:span></text:p>
          <text:p text:style-name="P6"><text:span text:style-name="T57"><text:s text:c="4"/></text:span><text:span text:style-name="T57">hello: 1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...</text:span></text:p>
          <text:p text:style-name="P6"><text:span text:style-name="T5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bea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es beans Spring</text:p>
                <text:list>
                  <text:list-item>
                    <text:p>Pratique pour débugguer le component scan, l'auto-configuration</text:p>
                  </text:list-item>
                </text:list>
              </text:list-item>
            </text:list>
          </draw:text-box>
        </draw:frame>
        <draw:custom-shape draw:style-name="gr4" draw:text-style-name="P33" draw:layer="layout" svg:width="25.753cm" svg:height="10.19cm" svg:x="1.114cm" svg:y="9.314cm">
          <text:p text:style-name="P6"><text:span text:style-name="T54">{</text:span></text:p>
          <text:p text:style-name="P6"><text:span text:style-name="T54"><text:s text:c="2"/></text:span><text:span text:style-name="T54">content: [</text:span></text:p>
          <text:p text:style-name="P6"><text:span text:style-name="T54"><text:s text:c="4"/></text:span><text:span text:style-name="T54">{</text:span></text:p>
          <text:p text:style-name="P6"><text:span text:style-name="T54"><text:s text:c="6"/></text:span><text:span text:style-name="T54">context: "application",</text:span></text:p>
          <text:p text:style-name="P6"><text:span text:style-name="T54"><text:s text:c="6"/></text:span><text:span text:style-name="T54">parent: null,</text:span></text:p>
          <text:p text:style-name="P6"><text:span text:style-name="T54"><text:s text:c="6"/></text:span><text:span text:style-name="T54">beans: [</text:span></text:p>
          <text:p text:style-name="P6"><text:span text:style-name="T54"><text:s text:c="8"/></text:span><text:span text:style-name="T54">{</text:span></text:p>
          <text:p text:style-name="P6"><text:span text:style-name="T54"><text:s text:c="11"/></text:span><text:span text:style-name="T54">bean: "application",</text:span></text:p>
          <text:p text:style-name="P6"><text:span text:style-name="T54"><text:s text:c="11"/></text:span><text:span text:style-name="T54">scope: "singleton",</text:span></text:p>
          <text:p text:style-name="P6"><text:span text:style-name="T54"><text:s text:c="11"/></text:span><text:span text:style-name="T54">type: "com.zenika.Application$$EnhancerBySpringCGLIB$$faaf2c13",</text:span></text:p>
          <text:p text:style-name="P6"><text:span text:style-name="T54"><text:s text:c="11"/></text:span><text:span text:style-name="T54">resource: "null",</text:span></text:p>
          <text:p text:style-name="P6"><text:span text:style-name="T54"><text:s text:c="11"/></text:span><text:span text:style-name="T54">dependencies: [ ]</text:span></text:p>
          <text:p text:style-name="P6"><text:span text:style-name="T54"><text:s text:c="4"/></text:span><text:span text:style-name="T54">},</text:span></text:p>
          <text:p text:style-name="P6"><text:span text:style-name="T54"><text:s text:c="2"/></text:span><text:span text:style-name="T54">... </text:span></text:p>
          <text:p text:style-name="P6"><text:span text:style-name="T5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REST</text:p>
          </draw:text-box>
        </draw:frame>
        <draw:custom-shape draw:style-name="gr4" draw:text-style-name="P35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214">@RequestMapping</text:span><text:span text:style-name="T216">(</text:span></text:p>
          <text:p text:style-name="P6"><text:span text:style-name="T216"><text:s text:c="8"/></text:span><text:span text:style-name="T216">value=</text:span><text:span text:style-name="T219">"/users"</text:span><text:span text:style-name="T216">,method= RequestMethod.</text:span><text:span text:style-name="T223">GET</text:span><text:span text:style-name="T216">,</text:span></text:p>
          <text:p text:style-name="P6"><text:span text:style-name="T216"><text:s text:c="8"/></text:span><text:span text:style-name="T216">produces = </text:span><text:span text:style-name="T219">"application/json"</text:span></text:p>
          <text:p text:style-name="P6"><text:span text:style-name="T219"><text:s text:c="4"/></text:span><text:span text:style-name="T216">)</text:span></text:p>
          <text:p text:style-name="P6"><text:span text:style-name="T216"><text:s text:c="4"/></text:span><text:span text:style-name="T214">@ResponseBody</text:span></text:p>
          <text:p text:style-name="P6"><text:span text:style-name="T216"><text:s text:c="4"/></text:span><text:span text:style-name="T215">public</text:span><text:span text:style-name="T216"> List&lt;User&gt; users() {</text:span></text:p>
          <text:p text:style-name="P6"><text:span text:style-name="T216"><text:s text:c="8"/></text:span><text:span text:style-name="T215">return</text:span><text:span text:style-name="T216"> </text:span><text:span text:style-name="T222">userService</text:span><text:span text:style-name="T216">.list();</text:span></text:p>
          <text:p text:style-name="P6"><text:span text:style-name="T214"><text:s text:c="4"/></text:span><text:span text:style-name="T214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20910.2963063185 30668.221574344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278cm" svg:x="18.902cm" svg:y="11.168cm">
          <text:p text:style-name="P1"><text:span text:style-name="T36">Format retourné : JSON</text:span></text:p>
          <draw:enhanced-geometry svg:viewBox="0 0 21600 21600" draw:mirror-horizontal="false" draw:type="line-callout-2" draw:modifiers="-13564.989059081 18273.0258014074 -3706.11404299138 16482.8772478499 -689.509589393744 9322.283033620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796cm" svg:y="14.224cm">
          <text:p text:style-name="P1"><text:span text:style-name="T36">Sérialisation de l'objet retourné dans la réponse HTTP</text:span></text:p>
          <draw:enhanced-geometry svg:viewBox="0 0 21600 21600" draw:mirror-horizontal="false" draw:type="line-callout-2" draw:modifiers="-27282.140011383 -5516.5162808944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affichage HTML</text:p>
          </draw:text-box>
        </draw:frame>
        <draw:custom-shape draw:style-name="gr4" draw:text-style-name="P35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31">@RequestMapping</text:span><text:span text:style-name="T30">(</text:span></text:p>
          <text:p text:style-name="P6"><text:span text:style-name="T30"><text:s text:c="7"/></text:span><text:span text:style-name="T30">value=</text:span><text:span text:style-name="T33">"/users"</text:span><text:span text:style-name="T30">,method= RequestMethod.</text:span><text:span text:style-name="T224">GET</text:span></text:p>
          <text:p text:style-name="P6"><text:span text:style-name="T224"><text:s text:c="4"/></text:span><text:span text:style-name="T9">)</text:span></text:p>
          <text:p text:style-name="P6"><text:span text:style-name="T216"><text:s text:c="4"/></text:span><text:span text:style-name="T215">public</text:span><text:span text:style-name="T216"> String users(Model </text:span><text:span text:style-name="T217">model</text:span><text:span text:style-name="T216">) {</text:span></text:p>
          <text:p text:style-name="P6"><text:span text:style-name="T216"><text:s text:c="8"/></text:span><text:span text:style-name="T217">model</text:span><text:span text:style-name="T216">.addAttribute(</text:span><text:span text:style-name="T219">"message"</text:span><text:span text:style-name="T216">,</text:span><text:span text:style-name="T219">"Hello Spring Boot!"</text:span><text:span text:style-name="T216">);</text:span></text:p>
          <text:p text:style-name="P6"><text:span text:style-name="T216"><text:s text:c="8"/></text:span><text:span text:style-name="T217">model</text:span><text:span text:style-name="T216">.addAttribute(</text:span><text:span text:style-name="T219">"users"</text:span><text:span text:style-name="T216">,</text:span><text:span text:style-name="T222">userService</text:span><text:span text:style-name="T216">.list());</text:span></text:p>
          <text:p text:style-name="P6"><text:span text:style-name="T216"><text:s text:c="8"/></text:span><text:span text:style-name="T215">return</text:span><text:span text:style-name="T216"> </text:span><text:span text:style-name="T219">"users"</text:span><text:span text:style-name="T216">;</text:span></text:p>
          <text:p text:style-name="P6"><text:span text:style-name="T216"><text:s text:c="4"/></text:span><text:span text:style-name="T216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19212.3393316195 26511.9533527697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1.168cm">
          <text:p text:style-name="P1"><text:span text:style-name="T36">Modèle passé à la vue pour le rendu</text:span></text:p>
          <draw:enhanced-geometry svg:viewBox="0 0 21600 21600" draw:mirror-horizontal="false" draw:type="line-callout-2" draw:modifiers="-12828.2146994465 23812.133072407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134cm" svg:y="16.46cm">
          <text:p text:style-name="P1"><text:span text:style-name="T36">Objets chargés dans le modèle pour le rendu dans la vue</text:span></text:p>
          <draw:enhanced-geometry svg:viewBox="0 0 21600 21600" draw:mirror-horizontal="false" draw:type="line-callout-2" draw:modifiers="-11927.3306772908 -15498.783836798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endu de la vue</text:p>
          </draw:text-box>
        </draw:frame>
        <draw:custom-shape draw:style-name="gr4" draw:text-style-name="P17" draw:layer="layout" svg:width="25.753cm" svg:height="12.265cm" svg:x="1.014cm" svg:y="7.914cm">
          <text:p text:style-name="P6"><text:span text:style-name="T225">&lt;div class="row"&gt;</text:span></text:p>
          <text:p text:style-name="P6"><text:span text:style-name="T225"><text:s text:c="2"/></text:span><text:span text:style-name="T225">&lt;h1&gt;</text:span><text:span text:style-name="T226">${message}</text:span><text:span text:style-name="T225">&lt;/h1&gt;</text:span></text:p>
          <text:p text:style-name="P6"><text:span text:style-name="T225"><text:s text:c="2"/></text:span><text:span text:style-name="T225">&lt;table class="table"&gt;</text:span></text:p>
          <text:p text:style-name="P6"><text:span text:style-name="T225"><text:s text:c="4"/></text:span><text:span text:style-name="T225">&lt;thead&gt;</text:span></text:p>
          <text:p text:style-name="P6"><text:span text:style-name="T225"><text:s text:c="6"/></text:span><text:span text:style-name="T225">&lt;tr&gt;</text:span></text:p>
          <text:p text:style-name="P6"><text:span text:style-name="T225"><text:s text:c="8"/></text:span><text:span text:style-name="T225">&lt;th&gt;ID&lt;/th&gt;</text:span></text:p>
          <text:p text:style-name="P6"><text:span text:style-name="T225"><text:s text:c="8"/></text:span><text:span text:style-name="T225">&lt;th&gt;Login&lt;/th&gt;</text:span></text:p>
          <text:p text:style-name="P6"><text:span text:style-name="T225"><text:s text:c="8"/></text:span><text:span text:style-name="T225">&lt;th&gt;Mot de passe&lt;/th&gt;</text:span></text:p>
          <text:p text:style-name="P6"><text:span text:style-name="T225"><text:s text:c="6"/></text:span><text:span text:style-name="T225">&lt;/tr&gt;</text:span></text:p>
          <text:p text:style-name="P6"><text:span text:style-name="T225"><text:s text:c="4"/></text:span><text:span text:style-name="T225">&lt;/thead&gt;</text:span></text:p>
          <text:p text:style-name="P6"><text:span text:style-name="T225"><text:s text:c="4"/></text:span><text:span text:style-name="T225">&lt;tbody&gt;</text:span></text:p>
          <text:p text:style-name="P6"><text:span text:style-name="T225"><text:s text:c="6"/></text:span><text:span text:style-name="T226">&lt;#list users as user&gt;</text:span></text:p>
          <text:p text:style-name="P6"><text:span text:style-name="T225"><text:s text:c="8"/></text:span><text:span text:style-name="T225">&lt;tr&gt;</text:span></text:p>
          <text:p text:style-name="P6"><text:span text:style-name="T225"><text:s text:c="10"/></text:span><text:span text:style-name="T225">&lt;td&gt;</text:span><text:span text:style-name="T226">${user.id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login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password}</text:span><text:span text:style-name="T225">&lt;/td&gt;</text:span></text:p>
          <text:p text:style-name="P6"><text:span text:style-name="T225"><text:s text:c="8"/></text:span><text:span text:style-name="T225">&lt;/tr&gt;</text:span></text:p>
          <text:p text:style-name="P6"><text:span text:style-name="T225"><text:s text:c="6"/></text:span><text:span text:style-name="T226">&lt;/#list&gt;</text:span></text:p>
          <text:p text:style-name="P6"><text:span text:style-name="T225"><text:s text:c="4"/></text:span><text:span text:style-name="T225">&lt;/tbody&gt;</text:span></text:p>
          <text:p text:style-name="P6"><text:span text:style-name="T225"><text:s text:c="2"/></text:span><text:span text:style-name="T225">&lt;/table&gt;</text:span></text:p>
          <text:p text:style-name="P6"><text:span text:style-name="T225">&lt;/div&gt;</text:span></text:p>
          <text:p text:style-name="P6"><text:span text:style-name="T22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20.825cm" svg:y="8.314cm">
          <text:p text:style-name="P1"><text:span text:style-name="T36">Référence aux objets chargés dans le modèle</text:span></text:p>
          <draw:enhanced-geometry svg:viewBox="0 0 21600 21600" draw:mirror-horizontal="false" draw:type="line-callout-2" draw:modifiers="-43072.5181598063 5450.656660412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2.368cm">
          <text:p text:style-name="P1"><text:span text:style-name="T36">Itération</text:span></text:p>
          <draw:enhanced-geometry svg:viewBox="0 0 21600 21600" draw:mirror-horizontal="false" draw:type="line-callout-2" draw:modifiers="-26070.6912086498 32843.8356164383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3" draw:layer="layout" svg:width="24.639cm" svg:height="12.18cm" svg:x="1.525cm" svg:y="4.914cm" presentation:class="outline" presentation:user-transformed="true">
          <draw:text-box>
            <text:list text:style-name="L3">
              <text:list-item>
                <text:p>Moteur de template Freemarker</text:p>
                <text:list>
                  <text:list-item>
                    <text:p>Autres options possible : JSP, Velocity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spring-boot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ncement d'une application Spring Boot</text:p>
              </text:list-item>
              <text:list-item>
                <text:p>Contrôleur REST et HTML</text:p>
              </text:list-item>
              <text:list-item>
                <text:p>Configuration d'une application Spring Boot</text:p>
              </text:list-item>
              <text:list-item>
                <text:p>Utilisation de l'Actua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10-26T15:16:00.121255713</dc:date>
    <meta:editing-duration>P2DT2H7M36S</meta:editing-duration>
    <meta:editing-cycles>341</meta:editing-cycles>
    <meta:document-statistic meta:object-count="562"/>
  </office:meta>
</office:document-meta>
</file>